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style>
    <style:style style:name="P2" style:family="paragraph" style:parent-style-name="Contents_20_1">
      <style:paragraph-properties>
        <style:tab-stops>
          <style:tab-stop style:position="6.2992in" style:type="right" style:leader-style="dotted" style:leader-text="."/>
        </style:tab-stops>
      </style:paragraph-properties>
    </style:style>
    <style:style style:name="P3" style:family="paragraph" style:parent-style-name="Contents_20_2">
      <style:paragraph-properties>
        <style:tab-stops>
          <style:tab-stop style:position="6.2992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Rosto_20_3_20_-_20_Descrição">
      <style:text-properties fo:language="en" fo:country="US" style:language-complex="ar" style:country-complex="SA"/>
    </style:style>
    <style:style style:name="P6" style:family="paragraph" style:parent-style-name="Horizontal_20_Line">
      <style:text-properties fo:language="en" fo:country="US" style:language-complex="ar" style:country-complex="SA"/>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3">
      <style:paragraph-properties>
        <style:tab-stops>
          <style:tab-stop style:position="6.1417in" style:type="right" style:leader-style="dotted" style:leader-text="."/>
        </style:tab-stops>
      </style:paragraph-properties>
    </style:style>
    <style:style style:name="P9" style:family="paragraph" style:parent-style-name="Heading_20_1">
      <style:text-properties fo:language="en" fo:country="US" style:language-complex="ar" style:country-complex="SA"/>
    </style:style>
    <style:style style:name="P10" style:family="paragraph" style:parent-style-name="Heading_20_1">
      <style:text-properties fo:language="en" fo:country="US" officeooo:rsid="00116f9a" officeooo:paragraph-rsid="00116f9a" style:language-complex="ar" style:country-complex="SA"/>
    </style:style>
    <style:style style:name="P11" style:family="paragraph" style:parent-style-name="Heading_20_3">
      <style:paragraph-properties fo:margin-top="0.1102in" fo:margin-bottom="0.1965in" style:contextual-spacing="false"/>
    </style:style>
    <style:style style:name="P12" style:family="paragraph" style:parent-style-name="Heading_20_3">
      <style:paragraph-properties fo:margin-top="0.1102in" fo:margin-bottom="0.1965in" style:contextual-spacing="false"/>
      <style:text-properties officeooo:paragraph-rsid="000b5426"/>
    </style:style>
    <style:style style:name="P13" style:family="paragraph" style:parent-style-name="Heading_20_4">
      <style:paragraph-properties fo:margin-top="0.0984in" fo:margin-bottom="0.1965in" style:contextual-spacing="false"/>
    </style:style>
    <style:style style:name="P14" style:family="paragraph" style:parent-style-name="Normal">
      <style:text-properties fo:language="en" fo:country="US" style:language-complex="ar" style:country-complex="SA"/>
    </style:style>
    <style:style style:name="P15" style:family="paragraph" style:parent-style-name="Rosto_20_1_20_-_20_Autor" style:master-page-name="Capa">
      <style:paragraph-properties style:page-number="auto"/>
      <style:text-properties fo:language="en" fo:country="US" officeooo:paragraph-rsid="0018d0aa" style:language-complex="ar" style:country-complex="SA"/>
    </style:style>
    <style:style style:name="P16" style:family="paragraph" style:parent-style-name="Text_20_body" style:list-style-name="L7">
      <style:text-properties officeooo:paragraph-rsid="000b5426"/>
    </style:style>
    <style:style style:name="P17" style:family="paragraph" style:parent-style-name="Text_20_body">
      <style:text-properties fo:language="en" fo:country="US" officeooo:paragraph-rsid="0008cf05" style:language-complex="ar" style:country-complex="SA"/>
    </style:style>
    <style:style style:name="P18" style:family="paragraph" style:parent-style-name="Text_20_body" style:list-style-name="L3">
      <style:paragraph-properties fo:margin-top="0in" fo:margin-bottom="0in" style:contextual-spacing="false"/>
      <style:text-properties fo:language="en" fo:country="US" style:language-complex="ar" style:country-complex="SA"/>
    </style:style>
    <style:style style:name="P19" style:family="paragraph" style:parent-style-name="Text_20_body" style:list-style-name="L3">
      <style:text-properties fo:language="en" fo:country="US" style:language-complex="ar" style:country-complex="SA"/>
    </style:style>
    <style:style style:name="P20" style:family="paragraph" style:parent-style-name="Text_20_body" style:list-style-name="L4">
      <style:paragraph-properties fo:margin-top="0in" fo:margin-bottom="0in" style:contextual-spacing="false"/>
      <style:text-properties fo:language="en" fo:country="US" style:language-complex="ar" style:country-complex="SA"/>
    </style:style>
    <style:style style:name="P21" style:family="paragraph" style:parent-style-name="Text_20_body" style:list-style-name="L4">
      <style:text-properties fo:language="en" fo:country="US" style:language-complex="ar" style:country-complex="SA"/>
    </style:style>
    <style:style style:name="P22" style:family="paragraph" style:parent-style-name="Text_20_body" style:list-style-name="L7">
      <style:paragraph-properties fo:margin-top="0in" fo:margin-bottom="0in" style:contextual-spacing="false"/>
      <style:text-properties fo:language="en" fo:country="US" officeooo:paragraph-rsid="000b5426" style:language-complex="ar" style:country-complex="SA"/>
    </style:style>
    <style:style style:name="P23" style:family="paragraph" style:parent-style-name="Text_20_body" style:list-style-name="L5">
      <style:paragraph-properties fo:margin-top="0in" fo:margin-bottom="0in" style:contextual-spacing="false"/>
      <style:text-properties fo:language="en" fo:country="US" style:language-complex="ar" style:country-complex="SA"/>
    </style:style>
    <style:style style:name="P24" style:family="paragraph" style:parent-style-name="Text_20_body" style:list-style-name="L5">
      <style:text-properties fo:language="en" fo:country="US" style:language-complex="ar" style:country-complex="SA"/>
    </style:style>
    <style:style style:name="P25" style:family="paragraph" style:parent-style-name="Text_20_body" style:list-style-name="L10">
      <style:paragraph-properties fo:margin-top="0in" fo:margin-bottom="0in" style:contextual-spacing="false"/>
      <style:text-properties fo:language="en" fo:country="US" style:language-complex="ar" style:country-complex="SA"/>
    </style:style>
    <style:style style:name="P26" style:family="paragraph" style:parent-style-name="Text_20_body" style:list-style-name="L10">
      <style:text-properties fo:language="en" fo:country="US" style:language-complex="ar" style:country-complex="SA"/>
    </style:style>
    <style:style style:name="P27" style:family="paragraph" style:parent-style-name="Text_20_body" style:list-style-name="L11">
      <style:paragraph-properties fo:margin-top="0in" fo:margin-bottom="0in" style:contextual-spacing="false"/>
      <style:text-properties fo:language="en" fo:country="US" style:language-complex="ar" style:country-complex="SA"/>
    </style:style>
    <style:style style:name="P28" style:family="paragraph" style:parent-style-name="Text_20_body" style:list-style-name="L11">
      <style:text-properties fo:language="en" fo:country="US" style:language-complex="ar" style:country-complex="SA"/>
    </style:style>
    <style:style style:name="P29" style:family="paragraph" style:parent-style-name="Text_20_body" style:list-style-name="L6">
      <style:paragraph-properties fo:margin-top="0in" fo:margin-bottom="0in" style:contextual-spacing="false"/>
      <style:text-properties fo:language="en" fo:country="US" style:language-complex="ar" style:country-complex="SA"/>
    </style:style>
    <style:style style:name="P30" style:family="paragraph" style:parent-style-name="Text_20_body" style:list-style-name="L6">
      <style:text-properties fo:language="en" fo:country="US" style:language-complex="ar" style:country-complex="SA"/>
    </style:style>
    <style:style style:name="P31" style:family="paragraph" style:parent-style-name="Text_20_body" style:list-style-name="L8">
      <style:paragraph-properties fo:margin-top="0in" fo:margin-bottom="0in" style:contextual-spacing="false"/>
      <style:text-properties fo:language="en" fo:country="US" style:language-complex="ar" style:country-complex="SA"/>
    </style:style>
    <style:style style:name="P32" style:family="paragraph" style:parent-style-name="Text_20_body" style:list-style-name="L8">
      <style:text-properties fo:language="en" fo:country="US" style:language-complex="ar" style:country-complex="SA"/>
    </style:style>
    <style:style style:name="P33" style:family="paragraph" style:parent-style-name="Text_20_body" style:list-style-name="L9">
      <style:paragraph-properties fo:margin-top="0in" fo:margin-bottom="0in" style:contextual-spacing="false"/>
      <style:text-properties fo:language="en" fo:country="US" style:language-complex="ar" style:country-complex="SA"/>
    </style:style>
    <style:style style:name="P34" style:family="paragraph" style:parent-style-name="Text_20_body">
      <style:text-properties fo:language="en" fo:country="US" style:language-complex="ar" style:country-complex="SA"/>
    </style:style>
    <style:style style:name="P35" style:family="paragraph" style:parent-style-name="Text_20_body">
      <style:text-properties fo:language="en" fo:country="US" officeooo:paragraph-rsid="00116f9a" style:language-complex="ar" style:country-complex="SA"/>
    </style:style>
    <style:style style:name="P36" style:family="paragraph" style:parent-style-name="Título_20_Sumário">
      <style:text-properties fo:language="en" fo:country="US" style:language-complex="ar" style:country-complex="SA"/>
    </style:style>
    <style:style style:name="T1" style:family="text">
      <style:text-properties fo:font-weight="normal" style:font-weight-asian="normal" style:font-weight-complex="normal"/>
    </style:style>
    <style:style style:name="T2" style:family="text">
      <style:text-properties fo:language="en" fo:country="US" style:language-complex="ar" style:country-complex="SA"/>
    </style:style>
    <style:style style:name="T3" style:family="text">
      <style:text-properties fo:language="en" fo:country="US" officeooo:rsid="001c8317" style:language-complex="ar" style:country-complex="SA"/>
    </style:style>
    <style:style style:name="T4" style:family="text">
      <style:text-properties fo:language="en" fo:country="US" officeooo:rsid="001f4025" style:language-complex="ar" style:country-complex="SA"/>
    </style:style>
    <style:style style:name="T5" style:family="text">
      <style:text-properties fo:language="en" fo:country="US" officeooo:rsid="0022f4a3" style:language-complex="ar" style:country-complex="SA"/>
    </style:style>
    <style:style style:name="T6" style:family="text">
      <style:text-properties fo:language="en" fo:country="US" fo:font-weight="normal" style:font-weight-asian="normal" style:language-complex="ar" style:country-complex="SA" style:font-weight-complex="normal"/>
    </style:style>
    <style:style style:name="T7" style:family="text">
      <style:text-properties officeooo:rsid="0014fe3e"/>
    </style:style>
    <style:style style:name="T8" style:family="text">
      <style:text-properties officeooo:rsid="001acdd0"/>
    </style:style>
    <style:style style:name="T9" style:family="text">
      <style:text-properties officeooo:rsid="001c8317"/>
    </style:style>
    <style:style style:name="T10" style:family="text">
      <style:text-properties officeooo:rsid="001f4025"/>
    </style:style>
    <style:style style:name="T11" style:family="text">
      <style:text-properties officeooo:rsid="00202b4d"/>
    </style:style>
    <style:style style:name="T12" style:family="text">
      <style:text-properties officeooo:rsid="0022f4a3"/>
    </style:style>
    <style:style style:name="T13" style:family="text">
      <style:text-properties officeooo:rsid="0026d67c"/>
    </style:style>
    <style:style style:name="fr1" style:family="graphic" style:parent-style-name="Frame">
      <style:graphic-properties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a">
        <style:list-level-properties text:space-before="0.25in" text:min-label-width="0.25in"/>
      </text:list-level-style-number>
      <text:list-level-style-number text:level="2" loext:num-list-format="%1%.%2%)" style:num-suffix=")" style:num-format="a" text:display-levels="2">
        <style:list-level-properties text:space-before="0.5in" text:min-label-width="0.25in"/>
      </text:list-level-style-number>
      <text:list-level-style-number text:level="3" loext:num-list-format="%3%)" style:num-suffix=")" style:num-format="a">
        <style:list-level-properties text:space-before="0.75in" text:min-label-width="0.25in"/>
      </text:list-level-style-number>
      <text:list-level-style-number text:level="4" loext:num-list-format="%4%)" style:num-suffix=")" style:num-format="a">
        <style:list-level-properties text:space-before="1in" text:min-label-width="0.25in"/>
      </text:list-level-style-number>
      <text:list-level-style-number text:level="5" loext:num-list-format="%5%)" style:num-suffix=")" style:num-format="a">
        <style:list-level-properties text:space-before="1.25in" text:min-label-width="0.25in"/>
      </text:list-level-style-number>
      <text:list-level-style-number text:level="6" loext:num-list-format="%6%)" style:num-suffix=")" style:num-format="a">
        <style:list-level-properties text:space-before="1.5in" text:min-label-width="0.25in"/>
      </text:list-level-style-number>
      <text:list-level-style-number text:level="7" loext:num-list-format="%7%)" style:num-suffix=")" style:num-format="a">
        <style:list-level-properties text:space-before="1.75in" text:min-label-width="0.25in"/>
      </text:list-level-style-number>
      <text:list-level-style-number text:level="8" loext:num-list-format="%8%)" style:num-suffix=")" style:num-format="a">
        <style:list-level-properties text:space-before="2in" text:min-label-width="0.25in"/>
      </text:list-level-style-number>
      <text:list-level-style-number text:level="9" loext:num-list-format="%9%)" style:num-suffix=")" style:num-format="a">
        <style:list-level-properties text:space-before="2.25in" text:min-label-width="0.25in"/>
      </text:list-level-style-number>
      <text:list-level-style-number text:level="10" loext:num-list-format="%10%)" style:num-suffix=")" style:num-format="a">
        <style:list-level-properties text:space-before="2.5in" text:min-label-width="0.25in"/>
      </text:list-level-style-number>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5">Rust: The Future of Programming</text:p>
      <text:p text:style-name="P5">Unmatched Performance, Safety, and Versatility</text:p>
      <text:p text:style-name="P36"><text:bookmark-start text:name="_Ref516048988"/>Sum<text:span text:style-name="T7">mary</text:span></text:p>
      <text:table-of-content text:style-name="Sect1" text:name="Sumário2">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7"><text:a xlink:type="simple" xlink:href="#__RefHeading__1034_1622806192" text:style-name="Internet_20_link" text:visited-style-name="Internet_20_link"><text:span text:style-name="T2">Introduction<text:tab/>2</text:span></text:a></text:p>
          <text:p text:style-name="P7"><text:a xlink:type="simple" xlink:href="#__RefHeading___Toc1830_907033435" text:style-name="Internet_20_link" text:visited-style-name="Internet_20_link"><text:span text:style-name="T2">1 Performance and Memory Safety<text:tab/>3</text:span></text:a></text:p>
          <text:p text:style-name="P7"><text:a xlink:type="simple" xlink:href="#__RefHeading___Toc1832_907033435" text:style-name="Internet_20_link" text:visited-style-name="Internet_20_link"><text:span text:style-name="T2">2 Security and Reliability<text:tab/>5</text:span></text:a></text:p>
          <text:p text:style-name="P7"><text:a xlink:type="simple" xlink:href="#__RefHeading___Toc1834_907033435" text:style-name="Internet_20_link" text:visited-style-name="Internet_20_link"><text:span text:style-name="T2">3 Concurrency and Parallelism<text:tab/>7</text:span></text:a></text:p>
          <text:p text:style-name="P7"><text:a xlink:type="simple" xlink:href="#__RefHeading___Toc1836_907033435" text:style-name="Internet_20_link" text:visited-style-name="Internet_20_link"><text:span text:style-name="T2">4 Rust in Cloud Computing<text:tab/>9</text:span></text:a></text:p>
          <text:p text:style-name="P7"><text:a xlink:type="simple" xlink:href="#__RefHeading___Toc1838_907033435" text:style-name="Internet_20_link" text:visited-style-name="Internet_20_link"><text:span text:style-name="T2">5 Dismissing the Myth: Rust Is Only for Low-Level Systems<text:tab/>11</text:span></text:a></text:p>
          <text:p text:style-name="P7"><text:a xlink:type="simple" xlink:href="#__RefHeading___Toc1840_907033435" text:style-name="Internet_20_link" text:visited-style-name="Internet_20_link"><text:span text:style-name="T2">6 Ecosystem and Developer Productivity<text:tab/>14</text:span></text:a></text:p>
          <text:p text:style-name="P7"><text:a xlink:type="simple" xlink:href="#__RefHeading___Toc1842_907033435" text:style-name="Internet_20_link" text:visited-style-name="Internet_20_link"><text:span text:style-name="T2">Conclusion<text:tab/>16</text:span></text:a></text:p>
        </text:index-body>
      </text:table-of-content>
      <text:h text:style-name="P9" text:outline-level="1" text:is-list-header="true"><text:bookmark-start text:name="__RefHeading__1034_1622806192"/>Introduction<text:bookmark-end text:name="__RefHeading__1034_1622806192"/></text:h>
      <text:p text:style-name="P14"/>
      <text:p text:style-name="P14">Rust is a modern programming language that has quickly risen to prominence since its initial release in 2010. Designed to bridge the gap between high-level ease of use and low-level control, Rust delivers unmatched performance, reliability, and security without compromising developer productivity. Born from the need to eliminate the common pitfalls of traditional systems programming, Rust introduces a groundbreaking ownership model that ensures memory safety without the overhead of garbage collection. Its innovative approach has made it the go-to choice for developers looking to build robust and high-performance applications in an era where security and efficiency are paramount.</text:p>
      <text:p text:style-name="P14"/>
      <text:p text:style-name="P14">The programming landscape is crowded with established giants like Java, .NET, Go, and Python, each of which has carved out a niche. Java, with its long-standing dominance in enterprise applications, and .NET, as Microsoft’s flagship framework, have historically been the staples of corporate software. Python is revered for its simplicity and versatility, particularly in fields like data science and machine learning, while Go has gained traction for its lightweight concurrency model and ease of deployment in cloud-native applications. Despite their strengths, these platforms face inherent limitations, from performance bottlenecks and runtime inefficiencies to challenges in memory safety and scalability—limitations that Rust directly addresses.</text:p>
      <text:p text:style-name="P14"/>
      <text:p text:style-name="P14">This article seeks to demonstrate why Rust stands apart in this competitive field, not just as another alternative but as a transformative force redefining how developers approach modern software challenges. By dissecting Rust’s advantages in areas like performance, security, concurrency, and adaptability, we aim to highlight why it is increasingly becoming the preferred choice for forward-thinking developers and organizations alike. Rust is not just a language; it is a paradigm shift, reshaping the future of programming with its unique ability to combine power, precision, and developer satisfaction.</text:p>
      <text:h text:style-name="Heading_20_1" text:outline-level="1"><text:bookmark-start text:name="__RefHeading___Toc1830_907033435"/><text:bookmark-end text:name="_Ref516048988"/><text:span text:style-name="Strong_20_Emphasis"><text:span text:style-name="T2">Performance and Memory Safety</text:span></text:span><text:bookmark-end text:name="__RefHeading___Toc1830_907033435"/></text:h>
      <text:p text:style-name="P34">Rust delivers unparalleled low-level performance that distinguishes it from platforms like Java and Python. Java, while historically known for its “write once, run anywhere” principle, relies on the Java Virtual Machine (JVM) for execution, which adds a layer of abstraction that introduces overhead. Python, being an interpreted language, is significantly slower due to its reliance on a runtime environment that interprets code line by line. In contrast, Rust is a compiled language that produces native machine code, allowing it to achieve the raw speed of C and C++ while providing modern safety guarantees. This makes Rust an ideal choice for performance-critical applications like game engines, embedded systems, and real-time processing where millisecond-level efficiency matters.</text:p>
      <text:p text:style-name="P34">One of Rust’s crowning achievements is its approach to memory safety, which sets it apart from Go and .NET. While Go uses a garbage collector to handle memory, this introduces potential latency during cleanup processes, making it less predictable in environments requiring high performance. .NET, despite its extensive ecosystem, similarly relies on garbage collection, which can create runtime inefficiencies and memory-related bottlenecks. Rust’s ownership model, combined with its borrowing and lifetimes mechanisms, ensures memory safety at compile time without the need for garbage collection. This innovative system prevents common errors like null pointer dereferencing and use-after-free bugs, which are frequent culprits of crashes and vulnerabilities in other languages.</text:p>
      <text:p text:style-name="P34">Unlike Java and Python, Rust entirely avoids runtime garbage collection, which gives developers fine-grained control over memory without sacrificing safety. Java’s garbage collector, while automated, comes with unpredictable pauses during execution, which can degrade performance in latency-sensitive applications. Similarly, Python’s dynamic memory management introduces inefficiencies that make it unsuitable for resource-constrained or high-throughput systems. Rust’s design philosophy eliminates these issues, offering deterministic performance by empowering developers to manage memory with confidence while still catching memory-related issues at compile time. By sidestepping the need for runtime memory management, Rust achieves a rare combination of safety, speed, and predictability.</text:p>
      <text:p text:style-name="P34">Rust’s performance characteristics make it a natural fit for system-level programming, game engines, and real-time applications where both speed and reliability are paramount. In system-level programming, Rust shines as a modern alternative to C and C++, delivering comparable low-level control without their associated safety pitfalls. Its ability to manage memory precisely and avoid runtime overhead is indispensable for embedded systems, operat<text:soft-page-break/>ing systems, and networking tools, where efficient use of resources is critical. Similarly, in game development, where performance must be finely tuned for rendering complex graphics and physics simulations, Rust’s zero-cost abstractions allow developers to write expressive and high-level code without compromising execution speed. For real-time systems like audio processing or industrial automation, where latency must be minimal and deterministic, Rust’s predictable performance and absence of garbage collection provide a significant edge.</text:p>
      <text:p text:style-name="P34">Other languages in the competitive landscape come with trade-offs that limit their suitability for such demanding domains. Python, for example, while lauded for its simplicity and rapid prototyping capabilities, suffers from inherent speed limitations due to its interpreted nature. It is often unsuitable for performance-intensive tasks and requires offloading such work to C or C++ extensions, which introduces complexity and reduces its appeal. Java’s reliance on the JVM introduces runtime overhead and additional abstraction layers, which, while advantageous for cross-platform compatibility, hinder<text:span text:style-name="T8">s</text:span> its ability to perform at the level of native languages. Meanwhile, Go, despite its simplicity and focus on concurrency, sacrifices fine-grained memory control in favor of automated garbage collection, which can cause unpredictable pauses—an unacceptable risk in real-time systems.</text:p>
      <text:p text:style-name="P34">Rust has already proven its superiority in high-stakes environments where both performance and safety are non-negotiable. WebAssembly (Wasm), for instance, has become a game-changing technology for running high-performance applications in the browser, and Rust has emerged as one of the leading languages for developing Wasm modules. Its ability to compile directly to Wasm bytecode, combined with its memory safety guarantees, makes it ideal for creating secure and efficient web applications. Similarly, Rust has gained significant traction in the blockchain space, where projects like Polkadot and Solana leverage its speed and reliability to handle the immense computational demands of decentralized networks. These real-world examples showcase Rust’s ability to outperform competitors in fields where the stakes are highest, reinforcing its position as a language for the future.</text:p>
      <text:h text:style-name="Heading_20_1" text:outline-level="1"><text:bookmark-start text:name="__RefHeading___Toc1832_907033435"/><text:span text:style-name="Strong_20_Emphasis"><text:span text:style-name="T2">Security and Reliability</text:span></text:span><text:bookmark-end text:name="__RefHeading___Toc1832_907033435"/></text:h>
      <text:p text:style-name="Text_20_body"><text:span text:style-name="T2">Rust’s commitment to preventing undefined behavior is a defining feature that sets it apart from languages like Java and Python, which rely heavily on runtime error handling. Undefined behavior, a frequent cause of security vulnerabilities and crashes in traditional programming languages like C and C++, is virtually impossible in Rust due to its strict compile-time checks. In Java, runtime exceptions such as </text:span><text:span text:style-name="Source_20_Text"><text:span text:style-name="T2">NullPointerException</text:span></text:span><text:span text:style-name="T2"> or </text:span><text:span text:style-name="Source_20_Text"><text:span text:style-name="T2">ArrayIndexOutOfBoundsException</text:span></text:span><text:span text:style-name="T2"> are a common occurrence, leading to program failures when errors are not caught in time. Similarly, Python’s reliance on dynamic typing and runtime interpretation increases the likelihood of uncaught errors during execution, making its reliability more dependent on extensive testing. Rust eliminates these pitfalls by enforcing correctness at compile time, ensuring that programs are safe and robust before they are ever executed.</text:span></text:p>
      <text:p text:style-name="P34">A key contributor to Rust’s security and reliability is its approach to memory safety, which inherently avoids the challenges faced by .NET, Java, and Go. In .NET and Java, garbage collection automates memory management, but this mechanism introduces vulnerabilities such as dangling references or unpredictable pauses during garbage collection cycles. Go, while simpler in design, also depends on garbage collection, which can lead to runtime inefficiencies and occasionally memory leaks when resources are not released promptly. Manual memory management in languages like C or C++ introduces even greater risks, as developers must track every allocation and deallocation, often resulting in use-after-free errors or buffer overflows. Rust’s ownership and borrowing system eliminates these problems entirely by shifting responsibility to the compiler, which enforces strict rules to prevent unsafe memory access without requiring runtime intervention.</text:p>
      <text:p text:style-name="Text_20_body"><text:span text:style-name="T2">Rust also guarantees protection against some of the most notorious causes of software vulnerabilities: null pointer dereferencing and data races. Unlike Java and Go, where null values are allowed and require explicit handling to avoid crashes, Rust’s type system enforces the use of the </text:span><text:span text:style-name="Source_20_Text"><text:span text:style-name="T2">Option</text:span></text:span><text:span text:style-name="T2"> type, requiring developers to handle cases of absence safely and explicitly. Additionally, Rust’s borrow checker enforces exclusive or shared access to data at compile time, making data races impossible. This is a stark contrast to Python, where threading is limited by the Global Interpreter Lock (GIL), and Java, where multithreading often requires extensive manual synchronization. By prioritizing memory safety and concurrency guarantees, Rust provides a level of reliability that is virtually unmatched in </text:span><text:span text:style-name="T3">other </text:span><text:span text:style-name="T2">programming languages, making it the ideal choice for applications where trust and resilience are critical.</text:span></text:p>
      <text:p text:style-name="P34"><text:soft-page-break/>Rust’s focus on safety and reliability makes it a natural fit for developing secure applications in highly regulated and sensitive fields like finance and healthcare. In finance, where the integrity of software can have direct consequences on billions of dollars and even entire economies, Rust’s memory safety and data race prevention provide unparalleled confidence. Financial systems often require high-performance transaction processing and secure communication protocols, both of which are well-suited to Rust’s capabilities. Similarly, in healthcare, where patient data must be handled with the utmost care and adherence to stringent privacy laws, Rust’s guarantees against undefined behavior and its compile-time error checking ensure that software vulnerabilities, such as buffer overflows and unauthorized memory access, are virtually eliminated. These features make Rust a trusted language for creating applications that demand precision and security.</text:p>
      <text:p text:style-name="P34">Many leading companies have already recognized the advantages of Rust and adopted it to rewrite critical components of their systems. Mozilla, the organization behind Firefox, was instrumental in the creation of Rust and has used it extensively to improve the performance and security of its browser. The Servo rendering engine, developed in Rust, was designed to take advantage of Rust’s memory safety and concurrency features, eliminating entire classes of vulnerabilities that plagued traditional C++ implementations. Dropbox, a major cloud storage provider, also adopted Rust to rebuild performance-critical parts of its infrastructure, such as its file synchronization engine, to improve both efficiency and reliability. These examples demonstrate Rust’s ability to address the security and scalability demands of large-scale, high-stakes systems.</text:p>
      <text:p text:style-name="P34">Rust’s appeal extends to the creation of hardened, low-level systems such as operating systems, cryptographic software, and other foundational technologies. Projects like Redox, a Rust-based operating system, showcase how Rust can be used to build secure and modern alternatives to traditional OS kernels. In cryptographic software, where precision and invulnerability to attack are critical, Rust’s strict safety guarantees make it an ideal choice for implementing secure protocols and encryption libraries. Unlike languages like Python and Go, which prioritize ease of use but compromise on low-level control, Rust’s unique combination of safety and performance enables developers to build secure systems from the ground up. By addressing the fundamental flaws in traditional programming approaches, Rust has established itself as the language of choice for creating trustworthy and resilient software solutions.</text:p>
      <text:h text:style-name="P9" text:outline-level="1"><text:bookmark-start text:name="__RefHeading___Toc1834_907033435"/>Concurrency and Parallelism<text:bookmark-end text:name="__RefHeading___Toc1834_907033435"/></text:h>
      <text:p text:style-name="P34">Rust takes a revolutionary approach to concurrency, solving long-standing challenges in multi-threaded programming with its innovative borrow checker and strict thread safety guarantees. At the heart of Rust’s concurrency model is its ownership system, which ensures that data can only be accessed in ways that are inherently safe. The borrow checker enforces rules at compile time, preventing multiple threads from modifying shared data simultaneously or accessing invalid memory. This allows developers to write concurrent code without fear of introducing data races or undefined behavior, a feat that few other languages achieve. Rust’s "fearless concurrency" makes it a powerful tool for applications that demand high performance across multiple threads, from distributed systems to machine learning algorithms.</text:p>
      <text:p text:style-name="P34">In contrast to Rust, other languages often face significant limitations in their concurrency models. Java relies on traditional threads and synchronized blocks, which, while functional, require developers to carefully manage locks and avoid deadlocks—tasks that are prone to error. Python’s Global Interpreter Lock (GIL) severely restricts its ability to execute multiple threads in parallel, making true multi-threaded execution nearly impossible without external libraries or workarounds. Go introduces goroutines, which simplify concurrency but sacrifice fine-grained control in favor of automated management. While these approaches have their merits, they leave developers vulnerable to runtime errors or require extensive manual effort to ensure correctness, whereas Rust’s compile-time guarantees make concurrency mistakes virtually impossible.</text:p>
      <text:p text:style-name="P34">One of Rust’s greatest strengths is its ability to enforce thread safety at compile time, a distinction that sets it apart from platforms like .NET and Java, which rely on runtime error handling. In .NET, developers must use constructs like locks and semaphores to avoid concurrency issues, but these solutions can still lead to race conditions if implemented incorrectly. Java faces similar challenges, where multithreading errors like race conditions or inconsistent states only become evident during execution, often in production environments where debugging is costly and time-consuming. Rust, on the other hand, prevents these problems from arising in the first place. By making concurrency correctness a part of the language’s type system, Rust not only ensures safety but also enables developers to write faster, more reliable concurrent programs with confidence. This proactive approach to concurrency makes Rust a leader in multi-threaded programming for modern, performance-critical applications.</text:p>
      <text:p text:style-name="P34">Rust’s ability to scale in parallel environments is unmatched, largely due to its emphasis on race-free execution. Unlike other languages that rely on runtime checks or external tools to <text:soft-page-break/>address concurrency issues, Rust enforces thread safety through its ownership and borrowing rules at compile time. This eliminates the possibility of data races, ensuring that shared data is either read-only across threads or modified by only one thread at a time. In large-scale applications, where thousands of threads may be executing simultaneously, Rust’s guarantees provide unparalleled reliability and scalability. This makes Rust particularly well-suited for building distributed systems, high-performance microservices, and other architectures that require efficient parallel processing without sacrificing safety.</text:p>
      <text:p text:style-name="P34">High-performance multithreading is a critical factor in fields like artificial intelligence (AI) and machine learning, where the need to process massive datasets and execute complex algorithms demands the efficient use of multiple CPU cores. Python, while widely used in these fields, is often hindered by its Global Interpreter Lock (GIL), which prevents true parallelism in multi-threaded code. As a result, Python developers frequently rely on workarounds like multiprocessing or offloading tasks to external libraries written in C or C++, adding complexity to the development process. Rust, in contrast, provides native support for multithreading without such restrictions, enabling developers to write highly concurrent programs that fully utilize modern hardware. Its zero-cost abstractions and predictable performance make it an excellent choice for AI frameworks, data processing pipelines, and other performance-critical applications.</text:p>
      <text:p text:style-name="Text_20_body"><text:span text:style-name="T2">Real-world examples demonstrate the effectiveness of Rust’s concurrency model in production. Dropbox, for instance, leveraged Rust to optimize the concurrency of its file synchronization engine, significantly improving its ability to handle parallel file uploads and downloads. Similarly, in the realm of AI, Rust is being used to develop high-performance machine learning libraries like </text:span><text:span text:style-name="Source_20_Text"><text:span text:style-name="T2">tch-rs</text:span></text:span><text:span text:style-name="T2">, which provides bindings for PyTorch, allowing developers to harness Rust’s safety and speed while leveraging existing machine learning tools. Another notable use case is Rust’s adoption in distributed systems, such as Amazon’s Firecracker, a microVM that powers AWS Lambda and Fargate. Firecracker’s reliance on Rust’s concurrency model ensures safe, efficient virtualization across massive cloud workloads. These examples highlight how Rust enables developers to scale applications in parallel environments while maintaining the highest standards of safety and performance.</text:span></text:p>
      <text:h text:style-name="P9" text:outline-level="1"><text:bookmark-start text:name="__RefHeading___Toc1836_907033435"/>Rust in Cloud Computing<text:bookmark-end text:name="__RefHeading___Toc1836_907033435"/></text:h>
      <text:p text:style-name="P34">Rust has emerged as a powerful tool for building scalable cloud-native applications, offering a unique blend of performance, efficiency, and reliability that distinguishes it from traditional platforms like Python and Java. In cloud environments where applications must handle large-scale workloads with minimal latency, Rust’s compiled performance and memory safety guarantees provide a significant advantage. Python, though widely used in the cloud for its simplicity, suffers from runtime overhead due to its interpreted nature, which limits its efficiency in high-throughput environments. Java, while offering strong multithreading capabilities, comes with the baggage of the JVM, which introduces startup delays and increases memory usage. Rust’s lightweight execution model, absence of garbage collection, and low-level control allow it to outperform these languages in the highly dynamic and resource-constrained cloud ecosystem.</text:p>
      <text:p text:style-name="Text_20_body"><text:span text:style-name="T2">Rust’s growing ecosystem includes several robust frameworks designed to empower backend development in cloud-native architectures. Frameworks like </text:span><text:span text:style-name="Strong_20_Emphasis"><text:span text:style-name="T2">Actix Web</text:span></text:span><text:span text:style-name="T2">, known for its speed and scalability, leverage Rust’s asynchronous programming capabilities to handle high numbers of concurrent connections, making it ideal for real-time applications like chat servers or streaming platforms. </text:span><text:span text:style-name="Strong_20_Emphasis"><text:span text:style-name="T2">Rocket</text:span></text:span><text:span text:style-name="T2">, another popular framework, prioritizes developer productivity with an expressive API and extensive support for modern web standards. Similarly, </text:span><text:span text:style-name="Strong_20_Emphasis"><text:span text:style-name="T2">Axum</text:span></text:span><text:span text:style-name="T2"> has gained traction for its ergonomic design and integration with Rust’s async ecosystem, enabling developers to build RESTful APIs and microservices efficiently. These frameworks showcase how Rust provides developers with the tools to create modern, high-performance web backends that rival traditional choices like Spring Boot in Java or Flask in Python.</text:span></text:p>
      <text:p text:style-name="Text_20_body"><text:span text:style-name="T2">Rust’s efficiency also makes it a strong contender for serverless computing, where performance and cold start times are critical factors. In environments like </text:span><text:span text:style-name="Strong_20_Emphasis"><text:span text:style-name="T2">AWS Lambda</text:span></text:span><text:span text:style-name="T2">, where functions are often triggered on demand, Rust’s near-instantaneous startup time and minimal memory footprint give it a clear edge over Python and Go. Python’s interpreted nature leads to slower cold start times and increased runtime overhead, making it less ideal for latency-sensitive serverless applications. While Go is often praised for its lightweight nature, it lacks Rust’s level of memory safety and fine-grained control, which are critical in optimizing performance for highly dynamic workloads. Rust’s ability to deliver predictable, low-latency performance while maintaining security and efficiency positions it as a top choice for serverless computing in cloud ecosystems.</text:span></text:p>
      <text:p text:style-name="Text_20_body"><text:soft-page-break/><text:span text:style-name="T2">Rust’s strong support for </text:span><text:span text:style-name="Strong_20_Emphasis"><text:span text:style-name="T2">WebAssembly (Wasm)</text:span></text:span><text:span text:style-name="T2"> is a game-changer in the world of cloud-edge computing, enabling developers to run high-performance applications directly in the browser or on lightweight edge devices. WebAssembly offers a compact, fast, and portable binary format that allows code written in Rust to execute with near-native speed across a wide range of platforms. In cloud-edge environments, where latency and resource constraints are critical, Wasm enables Rust to deliver efficient execution without the overhead of traditional virtual machines or containers. For example, Wasm modules written in Rust can power edge applications in content delivery networks (CDNs) or IoT devices, providing ultra-fast computation while maintaining small deployment sizes. Rust’s close integration with Wasm is helping to redefine cloud-edge workloads, making it possible to run secure and high-performance code closer to users.</text:span></text:p>
      <text:p text:style-name="Text_20_body"><text:span text:style-name="T2">Rust also excels in the development of </text:span><text:span text:style-name="Strong_20_Emphasis"><text:span text:style-name="T2">high-performance microservices and containerized applications</text:span></text:span><text:span text:style-name="T2">, thanks to its speed, memory efficiency, and reliability. In modern cloud platforms, containers like Docker and orchestration tools like Kubernetes have become essential for managing distributed systems. Rust’s compact runtime and lack of garbage collection make it an ideal choice for building microservices that need to scale efficiently across thousands of containers. Its low memory footprint allows for denser container deployment, reducing infrastructure costs. Furthermore, Rust’s safety guarantees eliminate common vulnerabilities such as memory leaks and race conditions, making it a robust choice for containerized environments where stability and predictability are critical. Many developers are leveraging Rust to build lightweight microservices that integrate seamlessly into cloud-native ecosystems, outperforming traditional JVM-based or Python microservices in terms of resource usage and latency.</text:span></text:p>
      <text:p text:style-name="Text_20_body"><text:span text:style-name="T2">Major tech players like </text:span><text:span text:style-name="Strong_20_Emphasis"><text:span text:style-name="T2">Amazon</text:span></text:span><text:span text:style-name="T2"> and </text:span><text:span text:style-name="Strong_20_Emphasis"><text:span text:style-name="T2">Microsoft</text:span></text:span><text:span text:style-name="T2"> have already adopted Rust to optimize their cloud platforms, underscoring its effectiveness in this domain. Amazon uses Rust in </text:span><text:span text:style-name="Strong_20_Emphasis"><text:span text:style-name="T2">Firecracker</text:span></text:span><text:span text:style-name="T2">, the microVM technology powering AWS Lambda and AWS Fargate. Firecracker’s ability to securely and efficiently manage thousands of lightweight virtual machines is a direct result of Rust’s safety and performance capabilities. Similarly, Microsoft has embraced Rust for parts of its cloud infrastructure, including its development of secure and efficient tools for Azure. Microsoft’s Project Verona, which explores memory-safe programming models, is also heavily influenced by concepts pioneered in Rust.</text:span></text:p>
      <text:h text:style-name="P9" text:outline-level="1"><text:bookmark-start text:name="__RefHeading___Toc1838_907033435"/>Dismissing the Myth: Rust Is Only for Low-Level Systems<text:bookmark-end text:name="__RefHeading___Toc1838_907033435"/></text:h>
      <text:p text:style-name="P34">A common misconception about Rust is that it is primarily suited for low-level programming. While Rust excels in systems programming, its versatility extends far beyond this realm, making it equally effective for high-level development tasks. Unlike traditional low-level languages, Rust introduces modern abstractions, expressive syntax, and powerful tooling that make it accessible and productive for developers building applications across a variety of domains. Whether for web development, data processing, or blockchain, Rust has proven itself as a language capable of handling the full spectrum of modern programming challenges. It is not constrained by its systems programming roots; rather, it uses them as a foundation to deliver reliability and performance to high-level software.</text:p>
      <text:p text:style-name="Text_20_body"><text:span text:style-name="T2">Rust has seen significant adoption in </text:span><text:span text:style-name="Strong_20_Emphasis"><text:span text:style-name="T2">web development</text:span></text:span><text:span text:style-name="T2">, </text:span><text:span text:style-name="Strong_20_Emphasis"><text:span text:style-name="T2">data analysis</text:span></text:span><text:span text:style-name="T2">, and other fields traditionally dominated by languages like Python and Java. Frameworks like </text:span><text:span text:style-name="Strong_20_Emphasis"><text:span text:style-name="T2">Rocket</text:span></text:span><text:span text:style-name="T2">, </text:span><text:span text:style-name="Strong_20_Emphasis"><text:span text:style-name="T2">Axum</text:span></text:span><text:span text:style-name="T2">, and </text:span><text:span text:style-name="Strong_20_Emphasis"><text:span text:style-name="T2">Actix Web</text:span></text:span><text:span text:style-name="T2"> allow developers to build high-performance web applications and APIs with ease, rivaling frameworks such as Django for Python or Spring Boot for Java. Additionally, Rust’s growing ecosystem includes libraries for data processing, such as </text:span><text:span text:style-name="Source_20_Text"><text:span text:style-name="T2">Polars</text:span></text:span><text:span text:style-name="T2">, a Rust-based DataFrame library that offers blazing-fast performance compared to Python’s Pandas. Rust’s strong type system and memory safety make it a practical choice for applications where precision and correctness are crucial, such as scientific computing or financial analysis. These advancements showcase Rust’s ability to thrive in high-level domains where clarity and safety are as important as performance.</text:span></text:p>
      <text:p text:style-name="Text_20_body"><text:span text:style-name="T2">Rust’s versatility is also apparent in modern projects like </text:span><text:span text:style-name="Strong_20_Emphasis"><text:span text:style-name="T2">REST APIs</text:span></text:span><text:span text:style-name="T2">, </text:span><text:span text:style-name="Strong_20_Emphasis"><text:span text:style-name="T2">cloud-native applications</text:span></text:span><text:span text:style-name="T2">, and </text:span><text:span text:style-name="Strong_20_Emphasis"><text:span text:style-name="T2">blockchain technology</text:span></text:span><text:span text:style-name="T2">. Developers building REST APIs can leverage Rust’s asynchronous programming model, which enables handling a high volume of concurrent requests without compromising speed or stability. Cloud-native applications, built using frameworks like </text:span><text:span text:style-name="Strong_20_Emphasis"><text:span text:style-name="T4">t</text:span></text:span><text:span text:style-name="Strong_20_Emphasis"><text:span text:style-name="T2">okio</text:span></text:span><text:span text:style-name="T2"> for asynchronous runtime, highlight Rust’s ability to scale and handle the demands of distributed systems. Furthermore, Rust has made a strong mark in the blockchain space, with projects like </text:span><text:span text:style-name="Strong_20_Emphasis"><text:span text:style-name="T2">Polkadot</text:span></text:span><text:span text:style-name="T2"> and </text:span><text:span text:style-name="Strong_20_Emphasis"><text:span text:style-name="T2">Solana</text:span></text:span><text:span text:style-name="T2"> relying on Rust to power their decentralized ecosystems. In these applications, Rust’s blend of speed, safety, and reliability is crucial, ensuring secure transaction processing and minimizing downtime. These examples underscore Rust’s adaptability to a wide range of use cases, proving it is not confined to low-level programming but is a powerful tool for high-level problem-solving.</text:span></text:p>
      <text:p text:style-name="P34"><text:soft-page-break/>By addressing these high-level domains, Rust has firmly established itself as a language that defies traditional categorizations. It demonstrates that safety and performance are not incompatible with expressiveness and <text:span text:style-name="T11">ease of use</text:span>. The language’s seamless ability to shift between low-level control and high-level abstraction makes it a truly universal tool, capable of empowering developers to tackle both systems-level and application-level challenges with confidence. Rust is not limited by the scope of its origin—it is actively reshaping the boundaries of what a programming language can achieve in today’s complex software landscape.</text:p>
      <text:p text:style-name="P34">Rust combines expressive syntax and modern abstractions, thereby positioning itself as a versatile language across all levels of software development. When compared to Go, Rust offers far greater flexibility and control, as Go’s minimalist design often sacrifices advanced features in favor of simplicity. Rust’s traits and type system allow developers to write highly reusable and modular code without introducing unnecessary complexity. Compared to Python, Rust provides a similar level of readability and developer-friendly syntax while offering compile-time safety and vastly superior performance.</text:p>
      <text:p text:style-name="Text_20_body"><text:span text:style-name="T2">A critical aspect of Rust’s appeal for modern software development lies in its robust ecosystem of frameworks and tools. </text:span><text:span text:style-name="Strong_20_Emphasis"><text:span text:style-name="T2">Tokio</text:span></text:span><text:span text:style-name="T2">, Rust’s premier asynchronous runtime, enables developers to write highly scalable applications, making it ideal for server-side programming </text:span><text:span text:style-name="T5">and</text:span><text:span text:style-name="T2"> distributed systems. By leveraging Rust’s asynchronous capabilities, frameworks like </text:span><text:span text:style-name="Strong_20_Emphasis"><text:span text:style-name="T2">Actix Web</text:span></text:span><text:span text:style-name="T2">, </text:span><text:span text:style-name="Strong_20_Emphasis"><text:span text:style-name="T2">Axum</text:span></text:span><text:span text:style-name="T2">, and </text:span><text:span text:style-name="Strong_20_Emphasis"><text:span text:style-name="T2">Rocket</text:span></text:span><text:span text:style-name="T2"> make high-performance backend development intuitive, abstracting many of the challenges associated with concurrency and state management. These tools demonstrate that Rust is more than just a systems language—it is a well-rounded solution for building modern, cloud-ready software with developer productivity in mind. The Cargo package manager further simplifies dependency management and project organization, rivaling tools like pip for Python or Maven for Java.</text:span></text:p>
      <text:p text:style-name="Text_20_body"><text:span text:style-name="T2">Rust excels in simplifying high-level development without sacrificing performance, as demonstrated by its adoption across a variety of industries. For example, in web development, frameworks like </text:span><text:span text:style-name="Strong_20_Emphasis"><text:span text:style-name="T2">Rocket</text:span></text:span><text:span text:style-name="T2"> make writing REST APIs as straightforward as using Flask in Python, while offering a significant boost in runtime efficiency and scalability. In data processing, tools like </text:span><text:span text:style-name="Strong_20_Emphasis"><text:span text:style-name="T2">Polars</text:span></text:span><text:span text:style-name="T2"> and </text:span><text:span text:style-name="Strong_20_Emphasis"><text:span text:style-name="T2">Apache Arrow (Rust implementation)</text:span></text:span><text:span text:style-name="T2"> allow developers to manipulate large datasets with the same ease as Python’s Pandas, while delivering orders-of-magnitude improvements in speed. Additionally, Rust’s type safety ensures that high-level application development remains free of runtime surprises like null pointer errors or type mismatches, which are common pitfalls in other languages. By abstracting away low-level com</text:span><text:soft-page-break/><text:span text:style-name="T2">plexity while maintaining fine-grained control, Rust empowers developers to create high-performance applications that are both reliable and easy to maintain.</text:span></text:p>
      <text:p text:style-name="P34">These qualities firmly position Rust as a top choice for developers seeking a modern, all-purpose programming language. It is a myth that Rust’s focus is limited to low-level systems—its expressive syntax, advanced abstractions, and rich tooling ecosystem make it just as suitable for high-level, developer-friendly projects. Whether building scalable cloud services, processing data at scale, or creating APIs, Rust offers a compelling balance of simplicity and power. This versatility ensures that Rust not only competes with but often outshines established languages like Python and Go in domains traditionally dominated by high-level programming languages.</text:p>
      <text:h text:style-name="P9" text:outline-level="1"><text:bookmark-start text:name="__RefHeading___Toc1840_907033435"/>Ecosystem and Developer Productivity<text:bookmark-end text:name="__RefHeading___Toc1840_907033435"/></text:h>
      <text:p text:style-name="Text_20_body"><text:span text:style-name="T2">Rust’s rapidly expanding ecosystem is one of the key drivers of its popularity, providing developers with the tools they need to build modern, efficient, and reliable software. At the heart of this ecosystem is </text:span><text:span text:style-name="Strong_20_Emphasis"><text:span text:style-name="T2">Cargo</text:span></text:span><text:span text:style-name="T2">, Rust’s integrated package manager and build system, which simplifies dependency management, code compilation, and project organization. Cargo’s simplicity and functionality rival tools like Python’s pip, Java’s Maven, and .NET’s NuGet. However, Cargo surpasses these tools in many ways, offering features like workspace management for multi-package projects, seamless integration with Rust’s testing and benchmarking tools, and automatic documentation generation. With Cargo, developers can effortlessly find, use, and manage community-provided libraries (called "crates") via crates.io, fostering a vibrant open-source community that supports both new and experienced programmers alike.</text:span></text:p>
      <text:p text:style-name="P34">One of Rust’s greatest strengths is its seamless development flow, driven by features like strong type inference and static analysis. Rust allows developers to write concise yet highly readable code while benefiting from compile-time guarantees that catch bugs early in the development process. Compared to Go, which often requires verbose and repetitive boilerplate code to handle errors or define data types, Rust’s syntax is expressive and efficient, allowing developers to focus more on logic and less on repetitive constructs. Python, while renowned for its simplicity, depends heavily on runtime interpretation, making it prone to errors that are only detected when code is executed. Rust’s strict compile-time checks ensure that common issues, like type mismatches or null references, are identified before the program even runs. This means that Rust shifts the debugging burden from runtime to compile time, dramatically reducing the time spent diagnosing and fixing bugs during development.</text:p>
      <text:p text:style-name="P34">Developers coming from Java or .NET are accustomed to extensive frameworks and verbose syntax, which, while comprehensive, often feel cumbersome when building performance-critical applications. Additionally, Rust’s emphasis on modern development practices, such as asynchronous programming and functional paradigms, helps developers write cleaner, more maintainable code. While the initial adjustment to Rust’s ownership model and borrow checker may require extra effort, the payoff comes in the form of faster, safer, and more efficient development in the long run. Developers who embrace Rust often report higher confidence in their code and fewer issues during production, making Rust a clear winner for projects that prioritize reliability and maintainability.</text:p>
      <text:p text:style-name="Text_20_body"><text:span text:style-name="T2">One of Rust’s most remarkable features is its emphasis on </text:span><text:span text:style-name="Strong_20_Emphasis"><text:span text:style-name="T2">zero-cost abstractions</text:span></text:span><text:span text:style-name="T2">, which provide developers with powerful programming constructs without sacrificing runtime perfor</text:span><text:soft-page-break/><text:span text:style-name="T2">mance. In many languages, high-level abstractions like iterators, closures, or generics often come with hidden performance costs, creating a trade-off between expressiveness and efficiency. Rust, however, eliminates this compromise. Thanks to its sophisticated compiler and type system, abstractions in Rust are "zero-cost," meaning they are compiled down to highly optimized machine code equivalent to what a skilled developer might write manually in C or C++. This allows developers to write clean, modular, and reusable code without worrying about runtime inefficiencies. For example, Rust’s iterator trait enables developers to work with collections in a highly expressive way, but it compiles into efficient loops with no overhead, making it ideal for performance-critical applications like data pipelines or real-time systems.</text:span></text:p>
      <text:p text:style-name="Text_20_body"><text:span text:style-name="T2">Major companies have embraced Rust to scale their applications effectively, capitalizing on its unique combination of performance and safety. For example, </text:span><text:span text:style-name="Strong_20_Emphasis"><text:span text:style-name="T2">Amazon</text:span></text:span><text:span text:style-name="T2"> uses Rust extensively in its </text:span><text:span text:style-name="Strong_20_Emphasis"><text:span text:style-name="T2">Firecracker</text:span></text:span><text:span text:style-name="T2"> microVM, which powers AWS Lambda and AWS Fargate. Firecracker’s ability to run thousands of lightweight, secure virtual machines is directly tied to Rust’s guarantees against undefined behavior and its memory safety without garbage collection. </text:span><text:span text:style-name="Strong_20_Emphasis"><text:span text:style-name="T2">Dropbox</text:span></text:span><text:span text:style-name="T2"> rewrote performance-critical parts of its file synchronization engine in Rust, achieving better efficiency and reliability than the previous C++ implementation. Similarly, Rust plays a central role in </text:span><text:span text:style-name="Strong_20_Emphasis"><text:span text:style-name="T2">Discord’s</text:span></text:span><text:span text:style-name="T2"> backend, where it handles the concurrency-heavy task of managing millions of real-time connections with minimal latency. These companies demonstrate how Rust scales effortlessly for enterprise-grade applications, providing the performance of low-level languages while mitigating risks typically associated with them.</text:span></text:p>
      <text:p text:style-name="Text_20_body"><text:span text:style-name="T2">Rust’s ecosystem and community have grown at an impressive pace, contributing to its reputation as one of the most developer-friendly modern languages. Year after year, Rust ranks as the "most loved programming language" in </text:span><text:span text:style-name="Strong_20_Emphasis"><text:span text:style-name="T2">Stack Overflow’s annual developer survey</text:span></text:span><text:span text:style-name="T2">, with developers citing its powerful features, excellent documentation, and supportive community as key reasons for their satisfaction. The Rust community is known for its inclusivity and focus on education, with extensive resources available for developers of all experience levels, from beginners to experts. Initiatives like the official Rust book, open-source crates on crates.io, and an active forum culture have helped developers adopt Rust at scale. This rapid growth in community engagement, combined with its technical advantages, makes Rust not only a tool for solving today’s programming challenges but also a language that continues to innovate and evolve to meet the needs of tomorrow’s developers.</text:span></text:p>
      <text:h text:style-name="P10" text:outline-level="1" text:is-list-header="true"><text:bookmark-start text:name="__RefHeading___Toc1842_907033435"/>Conclusion<text:bookmark-end text:name="__RefHeading___Toc1842_907033435"/></text:h>
      <text:p text:style-name="P35">Rust has carved out a unique place in the programming landscape by addressing challenges that many other languages leave unresolved. Its unmatched performance, enabled by compiling directly to machine code and avoiding runtime overhead, makes it ideal for everything from system-level programming to cloud-native applications. Rust’s innovative ownership model and borrow checker guarantee memory safety and fearless concurrency, empowering developers to write multi-threaded programs free from data races or undefined behavior. These features not only ensure that Rust excels in performance-critical environments like blockchain, WebAssembly, and real-time systems but also make it a language developers can trust to create secure and reliable applications. By combining low-level power with high-level abstractions, Rust balances speed, safety, and expressiveness in a way few other languages can match.</text:p>
      <text:p text:style-name="P34">In a crowded programming world dominated by giants like Java, Python <text:span text:style-name="T13">and</text:span> .NET, Rust stands out by redefining what a modern language should prioritize. While Java and Python struggle with runtime inefficiencies and Go sacrifices fine-grained control for simplicity, Rust provides a rare synthesis of precision and usability. It offers developer-friendly tooling, a growing ecosystem, and a thriving community that has established Rust as a practical choice for high-level applications such as web development and data analysis, as well as its traditional domain of systems programming. Rust’s focus on zero-cost abstractions allows developers to write elegant and efficient code that performs as well as, or better than, manually optimized code in languages like C and C++, all while eliminating entire categories of bugs at compile time.</text:p>
      <text:p text:style-name="P34">For developers and organizations looking to stay ahead in a rapidly evolving software landscape, Rust represents more than just a tool—it is a paradigm shift. Its ability to solve modern challenges in performance, scalability, security, and reliability makes it indispensable for high-stakes applications in fields like finance, healthcare, cloud computing, and beyond. Whether you’re an individual developer seeking to write better, safer code or a company striving to build software that lasts, Rust offers a path forward. Now is the time to explore Rust, adopt it into your workflows, and unlock the full potential of a language designed not just for today’s needs, but for the challenges of the fu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Lucida Sans Unicode" style:font-size-asian="12pt" style:language-asian="pt" style:country-asian="BR" style:font-name-complex="Tahoma1"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2pt" fo:language="pt" fo:country="BR" style:font-name-asian="Lucida Sans Unicode" style:font-size-asian="12pt" style:language-asian="pt" style:country-asian="BR" style:font-name-complex="Tahoma1" style:font-size-complex="12pt" style:language-complex="pt" style:country-complex="B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ccff"/>
      <style:paragraph-properties fo:margin-left="0in" fo:margin-right="0in" fo:margin-top="0in" fo:margin-bottom="0in" style:contextual-spacing="false" fo:line-height="150%" fo:text-align="justify" style:justify-single-word="false" fo:orphans="2" fo:widows="2" fo:hyphenation-ladder-count="no-limit" fo:text-indent="0.2953in" style:auto-text-indent="false" fo:background-color="transparent" style:shadow="none" style:text-autospace="none" style:punctuation-wrap="simple" style:vertical-align="baseline" style:writing-mode="lr-tb">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AAHik010_20_Normal" style:display-name="AAHik010 Normal" style:family="paragraph" style:parent-style-name="Normal"/>
    <style:style style:name="Normal" style:family="paragraph" style:parent-style-name="Standard" style:class="text">
      <style:paragraph-properties fo:margin-left="0in" fo:margin-right="0in" fo:margin-top="0in" fo:margin-bottom="0in" style:contextual-spacing="false" fo:text-indent="0.2953in" style:auto-text-indent="false"/>
    </style:style>
    <style:style style:name="Normal_20_indent" style:display-name="Normal indent" style:family="paragraph" style:parent-style-name="Standard" style:class="text">
      <style:paragraph-properties fo:margin-left="0.7874in" fo:margin-right="0in" fo:margin-top="0.0835in" fo:margin-bottom="0.0835in" style:contextual-spacing="false" fo:text-indent="-0.2953in" style:auto-text-indent="false">
        <style:tab-stops>
          <style:tab-stop style:position="0in"/>
        </style:tab-stops>
      </style:paragraph-properties>
    </style:style>
    <style:style style:name="Heading" style:family="paragraph" style:parent-style-name="Standard" style:next-style-name="Normal"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Normal" style:default-outline-level="1" style:class="text" style:master-page-name="">
      <style:paragraph-properties fo:margin-left="0in" fo:margin-right="0in" fo:margin-top="0in" fo:margin-bottom="0in" style:contextual-spacing="false" fo:text-align="start" style:justify-single-word="false" fo:orphans="0" fo:widows="0" fo:text-indent="0in" style:auto-text-indent="false" style:page-number="auto" fo:break-before="page" fo:keep-with-next="always"/>
      <style:text-properties fo:font-variant="normal" fo:text-transform="none" style:font-name="Arial" fo:font-family="Arial"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Normal" style:default-outline-level="2" style:class="text" style:master-page-name="">
      <style:paragraph-properties fo:margin-left="0in" fo:margin-right="0in" fo:margin-top="0.1256in" fo:margin-bottom="0in" style:contextual-spacing="false" fo:line-height="150%" fo:text-align="start" style:justify-single-word="false" fo:text-indent="0in" style:auto-text-indent="false" style:page-number="auto" fo:break-before="auto" fo:break-after="auto"/>
      <style:text-properties fo:font-variant="normal" fo:text-transform="none" fo:font-size="18pt" fo:font-style="normal" style:font-size-asian="14pt" style:font-size-complex="14pt"/>
    </style:style>
    <style:style style:name="Heading_20_3" style:display-name="Heading 3" style:family="paragraph" style:parent-style-name="Heading_20_2" style:next-style-name="Normal" style:default-outline-level="3" style:class="text">
      <style:paragraph-properties fo:margin-left="0in" fo:margin-right="0in" fo:margin-top="0.1102in" fo:margin-bottom="0in" style:contextual-spacing="false" fo:text-indent="0in" style:auto-text-indent="false">
        <style:tab-stops>
          <style:tab-stop style:position="1.1811in"/>
          <style:tab-stop style:position="6.2335in"/>
        </style:tab-stops>
      </style:paragraph-properties>
      <style:text-properties fo:font-variant="normal" fo:text-transform="none" fo:font-size="16pt" fo:font-style="normal" style:font-size-asian="12pt" style:font-size-complex="12pt"/>
    </style:style>
    <style:style style:name="Heading_20_4" style:display-name="Heading 4" style:family="paragraph" style:parent-style-name="Heading_20_3" style:next-style-name="Normal" style:default-outline-level="4" style:class="text">
      <style:paragraph-properties fo:margin-left="0in" fo:margin-right="0in" fo:margin-top="0.0984in" fo:margin-bottom="0in" style:contextual-spacing="false" fo:text-indent="0in" style:auto-text-indent="false">
        <style:tab-stops>
          <style:tab-stop style:position="1.1811in"/>
          <style:tab-stop style:position="1.2799in"/>
          <style:tab-stop style:position="6.2335in"/>
        </style:tab-stops>
      </style:paragraph-properties>
      <style:text-properties fo:font-size="14pt"/>
    </style:style>
    <style:style style:name="Heading_20_5" style:display-name="Heading 5" style:family="paragraph" style:parent-style-name="Heading_20_4" style:next-style-name="Normal" style:default-outline-level="5" style:class="text">
      <style:paragraph-properties fo:margin-left="0in" fo:margin-right="0in" fo:margin-top="0.0827in" fo:margin-bottom="0in" style:contextual-spacing="false" fo:text-indent="0in" style:auto-text-indent="false">
        <style:tab-stops>
          <style:tab-stop style:position="6.2335in"/>
        </style:tab-stops>
      </style:paragraph-properties>
      <style:text-properties fo:font-size="12pt"/>
    </style:style>
    <style:style style:name="Heading_20_6" style:display-name="Heading 6" style:family="paragraph" style:parent-style-name="Heading_20_5" style:next-style-name="Standard" style:default-outline-level="6" style:class="text">
      <style:paragraph-properties fo:margin-left="0in" fo:margin-right="0in" fo:margin-top="0in" fo:margin-bottom="0in" style:contextual-spacing="false" fo:text-indent="0in" style:auto-text-indent="false"/>
    </style:style>
    <style:style style:name="Heading_20_7" style:display-name="Heading 7" style:family="paragraph" style:parent-style-name="Heading_20_6" style:next-style-name="Standard" style:default-outline-level="7" style:class="text">
      <style:paragraph-properties fo:margin-left="0in" fo:margin-right="0in" fo:margin-top="0in" fo:margin-bottom="0in" style:contextual-spacing="false" fo:text-indent="0in" style:auto-text-indent="false">
        <style:tab-stops>
          <style:tab-stop style:position="1.772in"/>
          <style:tab-stop style:position="6.2335in"/>
        </style:tab-stops>
      </style:paragraph-properties>
    </style:style>
    <style:style style:name="Heading_20_8" style:display-name="Heading 8" style:family="paragraph" style:parent-style-name="Heading_20_7" style:next-style-name="Standard" style:default-outline-level="8" style:class="text">
      <style:paragraph-properties fo:margin-left="0in" fo:margin-right="0in" fo:margin-top="0in" fo:margin-bottom="0in" style:contextual-spacing="false" fo:text-align="start" style:justify-single-word="false" fo:text-indent="0in" style:auto-text-indent="false"/>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font-weight-complex="bold"/>
    </style:style>
    <style:style style:name="Heading_20_9" style:display-name="Heading 9" style:family="paragraph" style:parent-style-name="Heading_20_8" style:next-style-name="Standard" style:default-outline-level="9" style:class="text">
      <style:paragraph-properties fo:margin-left="0in" fo:margin-right="0in" fo:margin-top="0in" fo:margin-bottom="0in" style:contextual-spacing="false" fo:text-align="start" style:justify-single-word="false" fo:text-indent="0in" style:auto-text-indent="false" fo:keep-with-next="always">
        <style:tab-stops>
          <style:tab-stop style:position="2.2646in"/>
        </style:tab-stops>
      </style:paragraph-propertie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font-weight-complex="bold"/>
    </style:style>
    <style:style style:name="Heading_20_10" style:display-name="Heading 10" style:family="paragraph" style:parent-style-name="Title" style:next-style-name="Normal"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margin-top="0in" fo:margin-bottom="0in" style: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99ccff"/>
      <style:paragraph-properties fo:margin-left="0in" fo:margin-right="0in" fo:margin-top="0in" fo:margin-bottom="0in" style:contextual-spacing="false" fo:line-height="100%" fo:orphans="0" fo:widows="0" fo:hyphenation-ladder-count="no-limit" fo:text-indent="0in" style:auto-text-indent="false" fo:background-color="transparent" style:shadow="none">
        <style:tab-stops>
          <style:tab-stop style:position="3.0689in" style:type="center"/>
          <style:tab-stop style:position="6.1374in" style:type="right"/>
        </style:tab-stops>
      </style:paragraph-properties>
      <style:text-properties style:font-name="Arial1" fo:font-family="Arial" style:font-style-name="Negrito" style:font-family-generic="swiss" style:font-pitch="variable" fo:font-size="10pt" fo:font-weight="normal"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fo:margin-left="0in" fo:margin-right="0in" fo:margin-top="0.0835in" fo:margin-bottom="0in" style:contextual-spacing="false" fo:line-height="100%" fo:text-indent="0in" style:auto-text-indent="false">
        <style:tab-stops>
          <style:tab-stop style:position="3.0689in" style:type="center"/>
          <style:tab-stop style:position="6.1374in"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in" fo:margin-right="0in" fo:margin-top="0.0835in" fo:margin-bottom="0.0835in" style:contextual-spacing="false" fo:text-align="center" style:justify-single-word="false" fo:text-indent="0in"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Normal" style:class="extra"/>
    <style:style style:name="Footnote" style:family="paragraph" style:parent-style-name="Standard" style:auto-update="true" style:class="extra">
      <style:paragraph-properties fo:margin-left="0.198in" fo:margin-right="0in" fo:margin-top="0.0835in" fo:margin-bottom="0in" style:contextual-spacing="false" fo:line-height="100%" fo:text-align="start" style:justify-single-word="false" fo:text-indent="-0.198in" style:auto-text-indent="false">
        <style:tab-stops/>
      </style:paragraph-properties>
      <style:text-properties fo:font-size="10pt" style:font-size-asian="9pt" style:font-size-complex="9pt"/>
    </style:style>
    <style:style style:name="Addressee"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sem_20_Índice" style:next-style-name="Standard" style:auto-update="true" style:class="index">
      <style:paragraph-properties fo:margin-left="0in" fo:margin-right="0in" fo:margin-top="0in" fo:margin-bottom="0in" style:contextual-spacing="false" fo:text-indent="0in"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in" fo:margin-right="0in" fo:margin-top="0.0835in" fo:margin-bottom="0in" style:contextual-spacing="false" fo:line-height="100%" fo:text-align="start" style:justify-single-word="false" fo:text-indent="0in" style:auto-text-indent="false">
        <style:tab-stops>
          <style:tab-stop style:position="6.2992in"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language-asian="pt" style:country-asian="BR" style:font-name-complex="Arial" style:font-family-complex="Arial" style:font-family-generic-complex="swiss" style:font-pitch-complex="variable"/>
    </style:style>
    <style:style style:name="Contents_20_2" style:display-name="Contents 2" style:family="paragraph" style:parent-style-name="Contents_20_1" style:auto-update="true" style:class="index">
      <style:paragraph-properties fo:margin-left="0in" fo:margin-right="0in" fo:margin-top="0.0591in" fo:margin-bottom="0in" style:contextual-spacing="false" fo:line-height="100%" fo:text-align="start" style:justify-single-word="false" fo:text-indent="0.0783in" style:auto-text-indent="false">
        <style:tab-stops>
          <style:tab-stop style:position="6.2992in" style:type="right" style:leader-style="dotted" style:leader-text="."/>
        </style:tab-stops>
      </style:paragraph-properties>
      <style:text-properties fo:font-variant="normal" fo:text-transform="none" style:font-name="Arial" fo:font-family="Arial" style:font-family-generic="swiss" style:font-pitch="variable" fo:font-size="11pt" fo:language="pt" fo:country="BR" fo:font-style="italic" fo:font-weight="normal" style:letter-kerning="true" style:font-size-asian="11pt" style:language-asian="pt" style:country-asian="BR" style:font-name-complex="Arial" style:font-family-complex="Arial" style:font-family-generic-complex="swiss" style:font-pitch-complex="variable" style:font-size-complex="11pt"/>
    </style:style>
    <style:style style:name="Contents_20_3" style:display-name="Contents 3" style:family="paragraph" style:parent-style-name="Contents_20_2" style:auto-update="true" style:class="index">
      <style:paragraph-properties fo:margin-left="0in" fo:margin-right="0in" fo:margin-top="0.0429in" fo:margin-bottom="0in" style:contextual-spacing="false" fo:line-height="100%" fo:text-indent="0.1575in" style:auto-text-indent="false">
        <style:tab-stops>
          <style:tab-stop style:position="6.2992in" style:type="right" style:leader-style="dotted" style:leader-text="."/>
        </style:tab-stops>
      </style:paragraph-properties>
      <style:text-properties style:font-name="Arial" fo:font-family="Arial" style:font-family-generic="swiss" style:font-pitch="variable" fo:font-size="10pt" fo:language="pt" fo:country="BR" fo:font-style="normal" style:font-size-asian="10pt" style:language-asian="pt" style:country-asian="BR"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in" fo:margin-right="0in" fo:margin-top="0in" fo:margin-bottom="0in" style:contextual-spacing="false" fo:text-align="start" style:justify-single-word="false" fo:text-indent="0.1575in" style:auto-text-indent="false">
        <style:tab-stops>
          <style:tab-stop style:position="0.3937in"/>
          <style:tab-stop style:position="0.4555in"/>
          <style:tab-stop style:position="0.4925in"/>
          <style:tab-stop style:position="0.5909in"/>
          <style:tab-stop style:position="0.6898in"/>
          <style:tab-stop style:position="5.5126in" style:type="right" style:leader-style="dotted" style:leader-text="."/>
          <style:tab-stop style:position="6.3in"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in" fo:margin-right="0in" fo:margin-top="0in" fo:margin-bottom="0in" style:contextual-spacing="false" fo:text-indent="0.1575in" style:auto-text-indent="false"/>
    </style:style>
    <style:style style:name="Contents_20_6" style:display-name="Contents 6" style:family="paragraph" style:parent-style-name="Contents_20_5" style:next-style-name="Standard" style:class="index">
      <style:paragraph-properties fo:margin-left="0in" fo:margin-right="0in" fo:margin-top="0in" fo:margin-bottom="0in" style:contextual-spacing="false" fo:text-indent="0.1575in" style:auto-text-indent="false"/>
    </style:style>
    <style:style style:name="Contents_20_7" style:display-name="Contents 7" style:family="paragraph" style:parent-style-name="Contents_20_6" style:next-style-name="Standard" style:class="index">
      <style:paragraph-properties fo:margin-left="0in" fo:margin-right="0in" fo:margin-top="0in" fo:margin-bottom="0in" style:contextual-spacing="false" fo:text-indent="0.1575in" style:auto-text-indent="false"/>
    </style:style>
    <style:style style:name="Contents_20_8" style:display-name="Contents 8" style:family="paragraph" style:parent-style-name="Contents_20_7" style:next-style-name="Standard" style:class="index">
      <style:paragraph-properties fo:margin-left="0in" fo:margin-right="0in" fo:margin-top="0in" fo:margin-bottom="0in" style:contextual-spacing="false" fo:text-indent="0.1575in" style:auto-text-indent="false"/>
    </style:style>
    <style:style style:name="Contents_20_9" style:display-name="Contents 9" style:family="paragraph" style:parent-style-name="Contents_20_8" style:next-style-name="Standard" style:class="index">
      <style:paragraph-properties fo:margin-left="0in" fo:margin-right="0in" fo:margin-top="0in" fo:margin-bottom="0in" style:contextual-spacing="false" fo:text-indent="0.1575in" style:auto-text-indent="false"/>
    </style:style>
    <style:style style:name="Contents_20_10" style:display-name="Contents 10" style:family="paragraph" style:parent-style-name="Index" style:class="index">
      <style:paragraph-properties fo:margin-left="1.7689in" fo:margin-right="0in" fo:margin-top="0.1575in" fo:margin-bottom="0in" style:contextual-spacing="false"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Normal"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Subtitle" style:family="paragraph" style:parent-style-name="Title" style:next-style-name="Normal"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default-outline-level="10" style:list-style-name="ListaReferenciaBibliografica" style:master-page-name="">
      <loext:graphic-properties draw:fill="none" draw:fill-color="#99ccff"/>
      <style:paragraph-properties fo:margin-left="0.1965in" fo:margin-right="0in" fo:margin-top="0in" fo:margin-bottom="0.1181in" style:contextual-spacing="false" fo:line-height="100%" fo:text-align="start" style:justify-single-word="false" fo:text-indent="-0.2756in" style:auto-text-indent="false" style:page-number="auto" fo:background-color="transparent" style:shadow="none">
        <style:tab-stops>
          <style:tab-stop style:position="0.2957in"/>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in" fo:margin-right="0in" fo:margin-top="0in" fo:margin-bottom="0in" style:contextual-spacing="false" fo:line-height="100%" fo:text-align="center" style:justify-single-word="false" fo:text-indent="0in"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loext:graphic-properties draw:fill="none" draw:fill-color="#99ccff"/>
      <style:paragraph-properties fo:margin-top="1.378in" fo:margin-bottom="1.9689in" style:contextual-spacing="false" fo:background-color="transparent" style:shadow="none">
        <style:tab-stops/>
      </style:paragraph-properties>
      <style:text-properties fo:font-size="18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in" fo:margin-bottom="0.25in" style:contextual-spacing="false"/>
      <style:text-properties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in" fo:margin-bottom="0in" style:contextual-spacing="false"/>
      <style:text-properties fo:font-size="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3.1492in" fo:margin-right="0in" fo:margin-top="0.2953in" fo:margin-bottom="0.0827in" style:contextual-spacing="false" fo:text-align="end" style:justify-single-word="false" fo:hyphenation-ladder-count="no-limit" fo:text-indent="0in" style:auto-text-indent="false" style:page-number="auto"/>
      <style:text-properties fo:font-style="italic" style:letter-kerning="true"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Título_20_sem_20_número" style:display-name="Título sem número" style:family="paragraph" style:parent-style-name="Heading_20_1" style:next-style-name="Normal" style:default-outline-level="" style:list-style-name="" style:master-page-name="Capa">
      <style:paragraph-properties fo:margin-left="0in" fo:margin-right="0in" fo:margin-top="0in" fo:margin-bottom="0in" style:contextual-spacing="false" fo:line-height="150%" fo:text-align="center" style:justify-single-word="false" fo:text-indent="0in" style:auto-text-indent="false" style:page-number="auto"/>
    </style:style>
    <style:style style:name="Texto_20_de_20_comentário" style:display-name="Texto de comentário" style:family="paragraph" style:parent-style-name="Standard">
      <style:paragraph-properties fo:margin-left="0in" fo:margin-right="0in" fo:margin-top="0.0835in" fo:margin-bottom="0.0835in" style:contextual-spacing="false" fo:line-height="100%" fo:text-indent="0in"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Normal">
      <style:paragraph-properties fo:margin-left="1.5752in" fo:margin-right="0in" fo:margin-top="0in" fo:margin-bottom="0.1102in" style:contextual-spacing="false" fo:line-height="0.1654in" fo:text-indent="0in" style:auto-text-indent="false"/>
      <style:text-properties fo:font-size="10pt" style:letter-kerning="true"/>
    </style:style>
    <style:style style:name="Recuo_20_de_20_corpo_20_de_20_texto_20_2" style:display-name="Recuo de corpo de texto 2" style:family="paragraph" style:parent-style-name="Standard">
      <style:paragraph-properties fo:margin-top="0.0835in" fo:margin-bottom="0.25in" style:contextual-spacing="false"/>
    </style:style>
    <style:style style:name="Lista_20_com_20_Bolinhas" style:display-name="Lista com Bolinhas" style:family="paragraph" style:parent-style-name="Standard" style:auto-update="true" style:list-style-name="Lista_20_com_20_bolinhas">
      <loext:graphic-properties draw:fill="none" draw:fill-color="#99ccff"/>
      <style:paragraph-properties fo:margin-left="0in" fo:margin-right="0in" fo:margin-top="0in" fo:margin-bottom="0in" style:contextual-spacing="false" fo:text-align="start" style:justify-single-word="false" fo:text-indent="0in" style:auto-text-indent="false" fo:background-color="transparent" style:shadow="none">
        <style:tab-stops/>
      </style:paragraph-properties>
    </style:style>
    <style:style style:name="Lista_20_com_20_letras" style:display-name="Lista com letras" style:family="paragraph" style:parent-style-name="Lista_20_com_20_Bolinhas" style:auto-update="true" style:list-style-name="Lista_20_com_20_letras">
      <style:paragraph-properties fo:margin-left="0.2756in" fo:margin-right="0.2953in" fo:margin-top="0in" fo:margin-bottom="0in" style:contextual-spacing="false" fo:text-indent="-0.2756in" style:auto-text-indent="false" text:number-lines="true" text:line-number="1">
        <style:tab-stops/>
      </style:paragraph-properties>
    </style:style>
    <style:style style:name="Tabela_20_texto" style:display-name="Tabela texto" style:family="paragraph">
      <style:paragraph-properties fo:margin-top="0.0417in" fo:margin-bottom="0.0417in" style:contextual-spacing="false" fo:orphans="2" fo:widows="2" style:text-autospace="none" style:punctuation-wrap="simple" style:vertical-align="baseline"/>
      <style:text-properties style:use-window-font-color="true" loext:opacity="0%" style:font-name="Arial" fo:font-family="Arial" style:font-family-generic="swiss" style:font-pitch="variable" fo:font-size="8pt" fo:language="pt" fo:country="BR" style:font-name-asian="Times New Roman" style:font-family-asian="'Times New Roman'" style:font-family-generic-asian="roman" style:font-pitch-asian="variable" style:font-size-asian="10pt" style:language-asian="pt" style:country-asian="BR" style:font-name-complex="Arial" style:font-family-complex="Arial" style:font-family-generic-complex="swiss" style:font-pitch-complex="variable"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style style:name="Lista_20_-_20_continuação" style:display-name="Lista - continuação" style:family="paragraph" style:parent-style-name="Lista_20_com_20_Bolinhas" style:next-style-name="List" style:auto-update="true">
      <style:paragraph-properties fo:margin-left="0.2953in" fo:margin-right="0in" fo:margin-top="0in" fo:margin-bottom="0in" style:contextual-spacing="false" fo:text-indent="0.2953in" style:auto-text-indent="false"/>
    </style:style>
    <style:style style:name="Título_20_Sumário" style:display-name="Título Sumário" style:family="paragraph" style:parent-style-name="Título_20_sem_20_número" style:next-style-name="Contents_20_1" style:auto-update="true">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fo:margin-top="0in" fo:margin-bottom="0in" style:contextual-spacing="false" fo:line-height="150%" style:page-number="auto"/>
    </style:style>
    <style:style style:name="Subtítulo_20_sem_20_número" style:display-name="Subtítulo sem número" style:family="paragraph" style:parent-style-name="Heading_20_2" style:next-style-name="Standard" style:default-outline-level="" style:list-style-name="">
      <style:paragraph-properties fo:margin-left="0in" fo:margin-right="0in" fo:margin-top="0in" fo:margin-bottom="0in" style:contextual-spacing="false" fo:text-indent="0in" style:auto-text-indent="false"/>
    </style:style>
    <style:style style:name="Título_20_sem_20_Índice" style:display-name="Título sem Índice" style:family="paragraph" style:parent-style-name="Título_20_Resumo" style:next-style-name="Standard">
      <style:paragraph-properties fo:margin-top="0in" fo:margin-bottom="0in" style:contextual-spacing="false"/>
    </style:style>
    <style:style style:name="Epígrafe" style:family="paragraph" style:parent-style-name="Dedicatória" style:next-style-name="Epígrafe_20_-_20_autor">
      <style:paragraph-properties fo:margin-left="3.15in" fo:margin-right="0in" fo:margin-top="0in" fo:margin-bottom="0.0835in" style:contextual-spacing="false" fo:line-height="100%" fo:text-indent="0in"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default-outline-level="1"/>
    <style:style style:name="Aprovação_20_-_20_texto" style:display-name="Aprovação - texto" style:family="paragraph" style:parent-style-name="Standard">
      <style:paragraph-properties fo:margin-left="0in" fo:margin-right="0in" fo:margin-top="0in" fo:margin-bottom="0in" style:contextual-spacing="false" fo:line-height="100%" fo:text-align="start" style:justify-single-word="false" fo:text-indent="0.0102in" style:auto-text-indent="false">
        <style:tab-stops>
          <style:tab-stop style:position="0.8854in"/>
          <style:tab-stop style:position="2.7602in"/>
        </style:tab-stops>
      </style:paragraph-properties>
    </style:style>
    <style:style style:name="Rosto_20_1_20_-_20_Autor" style:display-name="Rosto 1 - Autor" style:family="paragraph" style:parent-style-name="Standard" style:master-page-name="Capa">
      <style:paragraph-properties fo:margin-left="0in" fo:margin-right="0in" fo:margin-top="0in" fo:margin-bottom="0.7874in" style:contextual-spacing="false" fo:line-height="100%" fo:text-align="center" style:justify-single-word="false" fo:orphans="0" fo:widows="0" fo:hyphenation-ladder-count="no-limit" fo:text-indent="0in" style:auto-text-indent="false" style:page-number="1"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Rosto_20_2_20_-_20_Título" style:display-name="Rosto 2 - Título" style:family="paragraph" style:parent-style-name="Rosto_20_1_20_-_20_Autor" style:next-style-name="Rosto_20_3_20_-_20_Descrição" style:master-page-name="">
      <style:paragraph-properties fo:margin-left="0in" fo:margin-right="0in" fo:margin-top="0.3937in" fo:margin-bottom="1.5752in" style:contextual-spacing="false" fo:text-indent="0in" style:auto-text-indent="false" style:page-number="auto" fo:break-before="auto" fo:break-after="auto"/>
      <style:text-properties fo:font-variant="small-caps" fo:font-size="24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3.1492in" fo:margin-right="0.0118in" fo:margin-top="0in" fo:margin-bottom="1.1811in" style:contextual-spacing="false" fo:line-height="100%" fo:text-align="start" style:justify-single-word="false" fo:hyphenation-ladder-count="no-limit"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Rosto_20_4_20_-_20_orientador" style:display-name="Rosto 4 - orientador"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Epígrafe_20_geral" style:display-name="Epígrafe geral" style:family="paragraph" style:parent-style-name="Epígrafe" style:next-style-name="Epígrafe_20_-_20_autor" style:master-page-name="First_20_Page">
      <style:paragraph-properties fo:margin-top="1.9689in" fo:margin-bottom="0.0827in" style:contextual-spacing="false" style:page-number="auto" fo:break-before="auto" fo:break-after="auto"/>
      <style:text-properties fo:font-size="12pt"/>
    </style:style>
    <style:style style:name="Aprovação_20_-_20_natureza" style:display-name="Aprovação - natureza" style:family="paragraph" style:parent-style-name="Aprovação_20_-_20_texto" style:master-page-name="">
      <style:paragraph-properties fo:margin-left="3.1492in" fo:margin-right="0in" fo:margin-top="0in" fo:margin-bottom="0in" style:contextual-spacing="false" fo:hyphenation-ladder-count="no-limit" fo:text-indent="0.0118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abeçalho_20_páginas" style:display-name="Cabeçalho páginas" style:family="paragraph" style:parent-style-name="Header">
      <style:paragraph-properties fo:text-align="end" style:justify-single-word="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Indent" style:display-name="List Indent" style:family="paragraph" style:parent-style-name="Normal"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ormal_20_ideia_20_distante" style:display-name="Normal ideia distante" style:family="paragraph" style:parent-style-name="Normal">
      <style:paragraph-properties fo:margin-top="0.1965in" fo:margin-bottom="0in" style:contextual-spacing="false"/>
    </style:style>
    <style:style style:name="AAHik015_20_Normal_20_ideia_20_distante" style:display-name="AAHik015 Normal ideia distante" style:family="paragraph" style:parent-style-name="Normal_20_ideia_20_distante"/>
    <style:style style:name="AAHik030_20_Lista_20_item_20_1" style:display-name="AAHik030 Lista item 1" style:family="paragraph" style:parent-style-name="Lista_20_item_20_1"/>
    <style:style style:name="AAHik032_20_Lista_20_item_20_2" style:display-name="AAHik032 Lista item 2" style:family="paragraph" style:parent-style-name="Lista_20_item_20_2"/>
    <style:style style:name="AAHik035_20_Lista_20_item_20_3" style:display-name="AAHik035 Lista item 3" style:family="paragraph" style:parent-style-name="Lista_20_item_20_3"/>
    <style:style style:name="AAHik038_20_Lista_20_com_20_letra" style:display-name="AAHik038 Lista com letra" style:family="paragraph" style:parent-style-name="Lista_20_com_20_letras"/>
    <style:style style:name="AAHik039_20_Lista_20_numerada" style:display-name="AAHik039 Lista numerada" style:family="paragraph" style:parent-style-name="Lista_20_numerada"/>
    <style:style style:name="Signature" style:family="paragraph" style:parent-style-name="Standard" style:class="text">
      <style:paragraph-properties text:number-lines="false" text:line-number="0"/>
    </style:style>
    <style:style style:name="AAHik060_20_Título" style:display-name="AAHik060 Título" style:family="paragraph" style:parent-style-name="Título_20_sem_20_número" style:next-style-name="AAHik010_20_Normal"/>
    <style:style style:name="Lista_20_item_20_1" style:display-name="Lista item 1" style:family="paragraph" style:parent-style-name="Standard" style:list-style-name="ListStyle_20_item_20_1">
      <style:paragraph-properties fo:margin-left="0.4335in" fo:margin-right="0in" fo:margin-top="0.1181in" fo:margin-bottom="0.0398in" style:contextual-spacing="false" fo:line-height="100%" fo:text-indent="-0.3937in" style:auto-text-indent="false">
        <style:tab-stops/>
      </style:paragraph-properties>
    </style:style>
    <style:style style:name="Lista_20_item_20_2" style:display-name="Lista item 2" style:family="paragraph" style:parent-style-name="Lista_20_item_20_1" style:list-style-name="ListStyle_20_item_20_2">
      <style:paragraph-properties fo:margin-left="0.7874in" fo:margin-right="0in" fo:margin-top="0.0398in" fo:margin-bottom="0.0398in" style:contextual-spacing="false" fo:text-indent="-0.3937in" style:auto-text-indent="false">
        <style:tab-stops/>
      </style:paragraph-properties>
    </style:style>
    <style:style style:name="Lista_20_item_20_3" style:display-name="Lista item 3" style:family="paragraph" style:parent-style-name="Lista_20_item_20_1" style:list-style-name="ListStyle_20_item_20_3">
      <style:paragraph-properties fo:margin-left="1.1811in" fo:margin-right="0in" fo:margin-top="0in" fo:margin-bottom="0.0398in" style:contextual-spacing="false"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 style:family="paragraph" style:parent-style-name="Caption" style:class="extra"/>
    <style:style style:name="Lista_20_numerada" style:display-name="Lista numerada" style:family="paragraph" style:parent-style-name="Lista_20_com_20_letras" style:list-style-name="Lista_20_numerad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parent-style-name="Fonte_20_parág._20_padrão">
      <style:text-properties style:text-position="0% 100%" style:font-name="Arial1" fo:font-family="Arial" style:font-style-name="Negrito" style:font-family-generic="swiss" style:font-pitch="variable"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style:use-window-font-color="true" loext:opacity="0%" style:text-underline-style="none"/>
    </style:style>
    <style:style style:name="Visited_20_Internet_20_Link" style:display-name="Visited Internet Link" style:family="text">
      <style:text-properties style:use-window-font-color="true" loext:opacity="0%"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font-family="Symbol" style:font-family-generic="roman" style:font-pitch="variable" style:font-charset="x-symbol" fo:background-color="transparent" style:font-name-complex="Times New Roman"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Symbol"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line-through-type="none" style:text-position="0% 100%" style:font-name="Courier New" fo:font-family="'Courier New'" style:font-family-generic="modern" fo:font-size="10pt" fo:background-color="#d9d9d9" style:font-size-asian="10pt" style:font-relief="emboss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 style:num-suffix=" " style:num-format="1">
        <style:list-level-properties text:min-label-distance="0.0783in"/>
      </text:outline-level-style>
      <text:outline-level-style text:level="2" loext:num-list-format="%1%.%2% " style:num-suffix=" " style:num-format="1" text:display-levels="2">
        <style:list-level-properties text:min-label-distance="0.0783in"/>
      </text:outline-level-style>
      <text:outline-level-style text:level="3" loext:num-list-format="%1%.%2%.%3% " style:num-suffix=" " style:num-format="1" text:display-levels="3">
        <style:list-level-properties text:min-label-distance="0.0783in"/>
      </text:outline-level-style>
      <text:outline-level-style text:level="4" loext:num-list-format="%1%.%2%.%3%.%4% " style:num-suffix=" " style:num-format="1" text:display-levels="4">
        <style:list-level-properties text:min-label-distance="0.0783in"/>
      </text:outline-level-style>
      <text:outline-level-style text:level="5" loext:num-list-format="%1%.%2%.%3%.%4%.%5% " style:num-suffix=" " style:num-format="1" text:display-levels="5">
        <style:list-level-properties text:min-label-distance="0.0783in"/>
      </text:outline-level-style>
      <text:outline-level-style text:level="6" loext:num-list-format="%1%.%2%.%3%.%4%.%5%.%6% " style:num-suffix=" " style:num-format="1" text:display-levels="6">
        <style:list-level-properties text:min-label-distance="0.0783in"/>
      </text:outline-level-style>
      <text:outline-level-style text:level="7" loext:num-list-format="%1%.%2%.%3%.%4%.%5%.%6%.%7% " style:num-suffix=" " style:num-format="1" text:display-levels="7">
        <style:list-level-properties text:min-label-distance="0.1181in"/>
      </text:outline-level-style>
      <text:outline-level-style text:level="8" loext:num-list-format="%1%.%2%.%3%.%4%.%5%.%6%.%7%.%8% " style:num-suffix=" " style:num-format="1" text:display-levels="8">
        <style:list-level-properties text:min-label-distance="0.1181in"/>
      </text:outline-level-style>
      <text:outline-level-style text:level="9" loext:num-list-format="%1%.%2%.%3%.%4%.%5%.%6%.%7%.%8%.%9% " style:num-suffix=" " style:num-format="1" text:display-levels="9">
        <style:list-level-properties text:min-label-distance="0.1181in"/>
      </text:outline-level-style>
      <text:outline-level-style text:level="10" loext:num-list-format="%1%.%2%.%3%.%4%.%5%.%6%.%7%.%8%.%9%.%10% " style:num-suffix=" " style:num-format="1" text:display-levels="10">
        <style:list-level-properties text:min-label-distance="0.15in"/>
      </text:outline-level-style>
    </text:outline-style>
    <text:list-style style:name="List_20_1" style:display-name="List 1">
      <text:list-level-style-bullet text:level="1" text:style-name="Bullet_20_Symbols" loext:num-list-format="%1%" text:bullet-char="●">
        <style:list-level-properties text:min-label-width="0.2953in"/>
        <style:text-properties style:font-name="StarSymbol"/>
      </text:list-level-style-bullet>
      <text:list-level-style-bullet text:level="2" text:style-name="Bullet_20_Symbols" loext:num-list-format="%2%" text:bullet-char="●">
        <style:list-level-properties text:space-before="0.1575in" text:min-label-width="0.2953in"/>
        <style:text-properties style:font-name="StarSymbol"/>
      </text:list-level-style-bullet>
      <text:list-level-style-bullet text:level="3" text:style-name="Bullet_20_Symbols" loext:num-list-format="%3%" text:bullet-char="●">
        <style:list-level-properties text:space-before="0.3146in" text:min-label-width="0.2953in"/>
        <style:text-properties style:font-name="StarSymbol"/>
      </text:list-level-style-bullet>
      <text:list-level-style-bullet text:level="4" text:style-name="Bullet_20_Symbols" loext:num-list-format="%4%" text:bullet-char="●">
        <style:list-level-properties text:space-before="0.472in" text:min-label-width="0.2953in"/>
        <style:text-properties style:font-name="StarSymbol"/>
      </text:list-level-style-bullet>
      <text:list-level-style-bullet text:level="5" text:style-name="Bullet_20_Symbols" loext:num-list-format="%5%" text:bullet-char="●">
        <style:list-level-properties text:space-before="0.6299in" text:min-label-width="0.2953in"/>
        <style:text-properties style:font-name="StarSymbol"/>
      </text:list-level-style-bullet>
      <text:list-level-style-bullet text:level="6" text:style-name="Bullet_20_Symbols" loext:num-list-format="%6%" text:bullet-char="●">
        <style:list-level-properties text:space-before="0.7874in" text:min-label-width="0.2953in"/>
        <style:text-properties style:font-name="StarSymbol"/>
      </text:list-level-style-bullet>
      <text:list-level-style-bullet text:level="7" text:style-name="Bullet_20_Symbols" loext:num-list-format="%7%" text:bullet-char="●">
        <style:list-level-properties text:space-before="0.9445in" text:min-label-width="0.2953in"/>
        <style:text-properties style:font-name="StarSymbol"/>
      </text:list-level-style-bullet>
      <text:list-level-style-bullet text:level="8" text:style-name="Bullet_20_Symbols" loext:num-list-format="%8%" text:bullet-char="●">
        <style:list-level-properties text:space-before="1.102in" text:min-label-width="0.2953in"/>
        <style:text-properties style:font-name="StarSymbol"/>
      </text:list-level-style-bullet>
      <text:list-level-style-bullet text:level="9" text:style-name="Bullet_20_Symbols" loext:num-list-format="%9%" text:bullet-char="●">
        <style:list-level-properties text:space-before="1.2594in" text:min-label-width="0.2953in"/>
        <style:text-properties style:font-name="StarSymbol"/>
      </text:list-level-style-bullet>
      <text:list-level-style-bullet text:level="10" text:style-name="Bullet_20_Symbols" loext:num-list-format="%10%" text:bullet-char="●">
        <style:list-level-properties text:space-before="1.4173in" text:min-label-width="0.2953in"/>
        <style:text-properties style:font-name="StarSymbol"/>
      </text:list-level-style-bullet>
    </text:list-style>
    <text:list-style style:name="List_20_2" style:display-name="List 2">
      <text:list-level-style-bullet text:level="1" text:style-name="Bullet_20_Symbols" loext:num-list-format="%1%" text:bullet-char="●">
        <style:list-level-properties text:min-label-width="0.2953in"/>
        <style:text-properties style:font-name="StarSymbol"/>
      </text:list-level-style-bullet>
      <text:list-level-style-bullet text:level="2" text:style-name="Bullet_20_Symbols" loext:num-list-format="%2%" text:bullet-char="●">
        <style:list-level-properties text:space-before="0.1181in" text:min-label-width="0.2953in"/>
        <style:text-properties style:font-name="StarSymbol"/>
      </text:list-level-style-bullet>
      <text:list-level-style-bullet text:level="3" text:style-name="Bullet_20_Symbols" loext:num-list-format="%3%" text:bullet-char="●">
        <style:list-level-properties text:space-before="0.2358in" text:min-label-width="0.2953in"/>
        <style:text-properties style:font-name="StarSymbol"/>
      </text:list-level-style-bullet>
      <text:list-level-style-bullet text:level="4" text:style-name="Bullet_20_Symbols" loext:num-list-format="%4%" text:bullet-char="●">
        <style:list-level-properties text:space-before="0.3539in" text:min-label-width="0.2953in"/>
        <style:text-properties style:font-name="StarSymbol"/>
      </text:list-level-style-bullet>
      <text:list-level-style-bullet text:level="5" text:style-name="Bullet_20_Symbols" loext:num-list-format="%5%" text:bullet-char="●">
        <style:list-level-properties text:space-before="0.472in" text:min-label-width="0.2953in"/>
        <style:text-properties style:font-name="StarSymbol"/>
      </text:list-level-style-bullet>
      <text:list-level-style-bullet text:level="6" text:style-name="Bullet_20_Symbols" loext:num-list-format="%6%" text:bullet-char="●">
        <style:list-level-properties text:space-before="0.5902in" text:min-label-width="0.2953in"/>
        <style:text-properties style:font-name="StarSymbol"/>
      </text:list-level-style-bullet>
      <text:list-level-style-bullet text:level="7" text:style-name="Bullet_20_Symbols" loext:num-list-format="%7%" text:bullet-char="●">
        <style:list-level-properties text:space-before="0.7091in" text:min-label-width="0.2953in"/>
        <style:text-properties style:font-name="StarSymbol"/>
      </text:list-level-style-bullet>
      <text:list-level-style-bullet text:level="8" text:style-name="Bullet_20_Symbols" loext:num-list-format="%8%" text:bullet-char="●">
        <style:list-level-properties text:space-before="0.8268in" text:min-label-width="0.2953in"/>
        <style:text-properties style:font-name="StarSymbol"/>
      </text:list-level-style-bullet>
      <text:list-level-style-bullet text:level="9" text:style-name="Bullet_20_Symbols" loext:num-list-format="%9%" text:bullet-char="●">
        <style:list-level-properties text:space-before="0.9449in" text:min-label-width="0.2953in"/>
        <style:text-properties style:font-name="StarSymbol"/>
      </text:list-level-style-bullet>
      <text:list-level-style-bullet text:level="10" text:style-name="Bullet_20_Symbols" loext:num-list-format="%10%" text:bullet-char="●">
        <style:list-level-properties text:space-before="1.063in" text:min-label-width="0.2953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a_20_com_20_letras" style:display-name="Lista com letras" text:consecutive-numbering="true">
      <text:list-level-style-number text:level="1" loext:num-list-format="%1%)" style:num-suffix=")" style:num-format="a">
        <style:list-level-properties text:min-label-width="0.2953in" text:min-label-distance="0.0398in"/>
      </text:list-level-style-number>
      <text:list-level-style-number text:level="2" loext:num-list-format="%2%)" style:num-suffix=")" style:num-format="a">
        <style:list-level-properties text:space-before="0.1965in" text:min-label-width="0.2953in" text:min-label-distance="0.0398in"/>
      </text:list-level-style-number>
      <text:list-level-style-number text:level="3" loext:num-list-format="%3%)" style:num-suffix=")" style:num-format="a">
        <style:list-level-properties text:space-before="0.3937in" text:min-label-width="0.2953in" text:min-label-distance="0.0398in"/>
      </text:list-level-style-number>
      <text:list-level-style-number text:level="4" loext:num-list-format="%4%)" style:num-suffix=")" style:num-format="a">
        <style:list-level-properties text:space-before="0.5902in" text:min-label-width="0.2953in" text:min-label-distance="0.0398in"/>
      </text:list-level-style-number>
      <text:list-level-style-number text:level="5" loext:num-list-format="%5%)" style:num-suffix=")" style:num-format="a">
        <style:list-level-properties text:space-before="0.7874in" text:min-label-width="0.2953in" text:min-label-distance="0.0398in"/>
      </text:list-level-style-number>
      <text:list-level-style-number text:level="6" loext:num-list-format="%6%)" style:num-suffix=")" style:num-format="a">
        <style:list-level-properties text:space-before="0.9839in" text:min-label-width="0.2953in" text:min-label-distance="0.0398in"/>
      </text:list-level-style-number>
      <text:list-level-style-number text:level="7" loext:num-list-format="%7%)" style:num-suffix=")" style:num-format="a">
        <style:list-level-properties text:space-before="1.1811in" text:min-label-width="0.2953in" text:min-label-distance="0.0398in"/>
      </text:list-level-style-number>
      <text:list-level-style-number text:level="8" loext:num-list-format="%8%)" style:num-suffix=")" style:num-format="a">
        <style:list-level-properties text:space-before="1.3776in" text:min-label-width="0.2953in" text:min-label-distance="0.0398in"/>
      </text:list-level-style-number>
      <text:list-level-style-number text:level="9" loext:num-list-format="%9%)" style:num-suffix=")" style:num-format="a">
        <style:list-level-properties text:space-before="1.5748in" text:min-label-width="0.2953in" text:min-label-distance="0.0398in"/>
      </text:list-level-style-number>
      <text:list-level-style-number text:level="10" loext:num-list-format="%10%)" style:num-suffix=")" style:num-format="a">
        <style:list-level-properties text:space-before="1.7713in" text:min-label-width="0.2953in" text:min-label-distance="0.0398in"/>
      </text:list-level-style-number>
    </text:list-style>
    <text:list-style style:name="Lista_20_numerada" style:display-name="Lista numerada">
      <text:list-level-style-number text:level="1" loext:num-list-format="%1%)" style:num-suffix=")" style:num-format="1">
        <style:list-level-properties text:min-label-width="0.2953in" text:min-label-distance="0.0984in"/>
      </text:list-level-style-number>
      <text:list-level-style-number text:level="2" loext:num-list-format="%1%.%2%)" style:num-suffix=")" style:num-format="1" text:display-levels="2">
        <style:list-level-properties text:space-before="0.1965in" text:min-label-width="0.2953in" text:min-label-distance="0.0984in"/>
      </text:list-level-style-number>
      <text:list-level-style-number text:level="3" loext:num-list-format="%1%.%2%.%3%)" style:num-suffix=")" style:num-format="1" text:display-levels="3">
        <style:list-level-properties text:space-before="0.3937in" text:min-label-width="0.2953in" text:min-label-distance="0.0984in"/>
      </text:list-level-style-number>
      <text:list-level-style-number text:level="4" loext:num-list-format="%1%.%2%.%3%.%4%)" style:num-suffix=")" style:num-format="1" text:display-levels="4">
        <style:list-level-properties text:space-before="0.5902in" text:min-label-width="0.2953in" text:min-label-distance="0.0984in"/>
      </text:list-level-style-number>
      <text:list-level-style-number text:level="5" loext:num-list-format="%1%.%2%.%3%.%4%.%5%)" style:num-suffix=")" style:num-format="1" text:display-levels="5">
        <style:list-level-properties text:space-before="0.7874in" text:min-label-width="0.2953in" text:min-label-distance="0.0984in"/>
      </text:list-level-style-number>
      <text:list-level-style-number text:level="6" loext:num-list-format="%1%.%2%.%3%.%4%.%5%.%6%)" style:num-suffix=")" style:num-format="1" text:display-levels="6">
        <style:list-level-properties text:space-before="0.9839in" text:min-label-width="0.2953in" text:min-label-distance="0.0984in"/>
      </text:list-level-style-number>
      <text:list-level-style-number text:level="7" loext:num-list-format="%7%)" style:num-suffix=")" style:num-format="1">
        <style:list-level-properties text:space-before="0.1965in" text:min-label-width="0.2953in" text:min-label-distance="0.0984in"/>
      </text:list-level-style-number>
      <text:list-level-style-number text:level="8" loext:num-list-format="%8%)" style:num-suffix=")" style:num-format="1">
        <style:list-level-properties text:space-before="0.3937in" text:min-label-width="0.2953in" text:min-label-distance="0.0984in"/>
      </text:list-level-style-number>
      <text:list-level-style-number text:level="9" loext:num-list-format="%9%)" style:num-suffix=")" style:num-format="1">
        <style:list-level-properties text:space-before="0.5902in" text:min-label-width="0.2953in" text:min-label-distance="0.0984in"/>
      </text:list-level-style-number>
      <text:list-level-style-number text:level="10" loext:num-list-format="%10%)" style:num-suffix=")" style:num-format="1">
        <style:list-level-properties text:space-before="0.7874in" text:min-label-width="0.2953in" text:min-label-distance="0.0984in"/>
      </text:list-level-style-number>
    </text:list-style>
    <text:list-style style:name="Lista_20_com_20_bolinhas" style:display-name="Lista com bolinhas">
      <text:list-level-style-bullet text:level="1" text:style-name="Bullet_20_Symbols" loext:num-list-format="%1%" text:bullet-char="●">
        <style:list-level-properties text:min-label-width="0.2953in" text:min-label-distance="0.0398in"/>
        <style:text-properties style:font-name="StarSymbol"/>
      </text:list-level-style-bullet>
      <text:list-level-style-bullet text:level="2" text:style-name="Bullet_20_Symbols" loext:num-list-format="%2%" text:bullet-char="●">
        <style:list-level-properties text:min-label-width="0.2953in" text:min-label-distance="0.0398in"/>
        <style:text-properties style:font-name="StarSymbol"/>
      </text:list-level-style-bullet>
      <text:list-level-style-bullet text:level="3" text:style-name="Bullet_20_Symbols" loext:num-list-format="%3%" text:bullet-char="●">
        <style:list-level-properties text:min-label-width="0.2953in" text:min-label-distance="0.0398in"/>
        <style:text-properties style:font-name="StarSymbol"/>
      </text:list-level-style-bullet>
      <text:list-level-style-bullet text:level="4" text:style-name="Bullet_20_Symbols" loext:num-list-format="%4%" text:bullet-char="●">
        <style:list-level-properties text:min-label-width="0.2953in" text:min-label-distance="0.0398in"/>
        <style:text-properties style:font-name="StarSymbol"/>
      </text:list-level-style-bullet>
      <text:list-level-style-bullet text:level="5" text:style-name="Bullet_20_Symbols" loext:num-list-format="%5%" text:bullet-char="●">
        <style:list-level-properties text:min-label-width="0.2953in" text:min-label-distance="0.0398in"/>
        <style:text-properties style:font-name="StarSymbol"/>
      </text:list-level-style-bullet>
      <text:list-level-style-bullet text:level="6" text:style-name="Bullet_20_Symbols" loext:num-list-format="%6%" text:bullet-char="●">
        <style:list-level-properties text:min-label-width="0.2953in" text:min-label-distance="0.0398in"/>
        <style:text-properties style:font-name="StarSymbol"/>
      </text:list-level-style-bullet>
      <text:list-level-style-bullet text:level="7" text:style-name="Bullet_20_Symbols" loext:num-list-format="%7%" text:bullet-char="●">
        <style:list-level-properties text:min-label-width="0.2953in" text:min-label-distance="0.0398in"/>
        <style:text-properties style:font-name="StarSymbol"/>
      </text:list-level-style-bullet>
      <text:list-level-style-bullet text:level="8" text:style-name="Bullet_20_Symbols" loext:num-list-format="%8%" text:bullet-char="●">
        <style:list-level-properties text:min-label-width="0.2953in" text:min-label-distance="0.0398in"/>
        <style:text-properties style:font-name="StarSymbol"/>
      </text:list-level-style-bullet>
      <text:list-level-style-bullet text:level="9" text:style-name="Bullet_20_Symbols" loext:num-list-format="%9%" text:bullet-char="●">
        <style:list-level-properties text:min-label-width="0.2953in" text:min-label-distance="0.0398in"/>
        <style:text-properties style:font-name="StarSymbol"/>
      </text:list-level-style-bullet>
      <text:list-level-style-bullet text:level="10" text:style-name="Bullet_20_Symbols" loext:num-list-format="%10%" text:bullet-char="●">
        <style:list-level-properties text:space-before="2.5in" text:min-label-width="0.2953in" text:min-label-distance="0.0398in"/>
        <style:text-properties style:font-name="StarSymbol"/>
      </text:list-level-style-bullet>
    </text:list-style>
    <text:list-style style:name="ListStyle_20_item_20_1" style:display-name="ListStyle item 1">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Style_20_item_20_2" style:display-name="ListStyle item 2">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Style_20_item_20_3" style:display-name="ListStyle item 3">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aReferenciaBibliografica">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style>
    <style:style style:name="Mfr1" style:family="graphic" style:parent-style-name="Frame">
      <style:graphic-properties style:vertical-pos="from-top" style:vertical-rel="paragraph" style:horizontal-pos="from-left" style:horizontal-rel="paragraph"/>
    </style:style>
    <style:page-layout style:name="Mpm1">
      <style:page-layout-properties fo:page-width="8.2681in" fo:page-height="11.6929in" style:num-format="1" style:print-orientation="portrait" fo:margin-top="0.7874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3937in" fo:margin-right="0.3937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3937in" fo:margin-bottom="0.5902in" fo:margin-left="0.3937in" fo:margin-right="0.3937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37"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ABNT" style:page-layout-name="Mpm2" draw:style-name="Mdp1"/>
    <style:master-page style:name="ABNT_20_odt" style:display-name="ABNT odt" style:page-layout-name="Mpm3" draw:style-name="Mdp1">
      <style:footer>
        <text:p text:style-name="MP1"><draw:frame draw:style-name="Mfr1" draw:name="Quadro1" text:anchor-type="paragraph" svg:x="5.5374in" svg:y="0in" svg:width="0.7618in" draw:z-index="0"><draw:text-box fo:min-height="0.2535in"><text:p text:style-name="Cabeçalho_20_páginas"><text:page-number text:select-page="current">20</text:page-number>/<text:page-count>17</text:page-count></text:p></draw:text-box></draw:frame>Evite usar formatos proprietários da Microsoft. Em vez disso, use o formato aberto .odt!</text:p>
      </style:footer>
    </style:master-page>
    <style:master-page style:name="Economico" style:page-layout-name="Mpm4" draw:style-name="Mdp1"/>
    <style:master-page style:name="Economico_20_odt" style:display-name="Economico odt" style:page-layout-name="Mpm5" draw:style-name="Mdp1">
      <style:footer>
        <text:p text:style-name="MP1"><draw:frame draw:style-name="Mfr1" draw:name="Quadro11" text:anchor-type="paragraph" svg:x="6.5882in" svg:y="0in" svg:width="0.7618in" draw:z-index="0"><draw:text-box fo:min-height="0.2535in"><text:p text:style-name="Cabeçalho_20_páginas"><text:page-number text:select-page="current">0</text:page-number>/<text:page-count>17</text:page-count></text:p></draw:text-box></draw:frame><text:s text:c="4"/>Evite usar formatos proprietários da Microsoft. Em vez disso, use o formato aberto .odt!</text:p>
      </style:footer>
    </style:master-page>
    <style:master-page style:name="First_20_Page" style:display-name="First Page" style:page-layout-name="Mpm6" draw:style-name="Mdp1" style:next-style-name="Standard"/>
    <style:master-page style:name="Capa" style:page-layout-name="Mpm7" draw:style-name="Mdp1" style:next-style-name="Standard"/>
    <style:master-page style:name="HTML" style:page-layout-name="Mpm8" draw:style-name="Mdp2"/>
    <style:master-page style:name="Left_20_Page" style:display-name="Left Page" style:page-layout-name="Mpm9" style:next-style-name="Right_20_Page"/>
    <style:master-page style:name="Right_20_Page" style:display-name="Right Page" style:page-layout-name="Mpm10" style:next-style-name="Left_20_Page"/>
    <style:master-page style:name="Envelope" style:page-layout-name="Mpm11"/>
    <style:master-page style:name="Index" style:page-layout-name="Mpm12"/>
    <style:master-page style:name="Footnote" style:page-layout-name="Mpm13"/>
    <style:master-page style:name="Endnote" style:page-layout-name="Mpm13"/>
    <style:master-page style:name="Landscape" style:page-layout-name="Mpm1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escription>Modelo de trabalho de conclusão de curso (TCC) conforme normas da ABNT. 
Citação:
ROCHA, José Antonio Meira da. Modelo de Trabalho de Conclusão de Curso (TCC). Modelo de documento digital do programa MS Word disponível em &lt;http://www.meiradarocha.jor.br/tcc&gt;. Acesso em: 12 Junho 2006.</dc:description>
    <dc:subject>Redação Acadêmica</dc:subject>
    <meta:creation-date>2024-12-12T17:25:28.241000000</meta:creation-date>
    <meta:keyword>TCC</meta:keyword>
    <meta:keyword>ABNT</meta:keyword>
    <meta:keyword>monografia</meta:keyword>
    <dc:language>pt-BR</dc:language>
    <meta:editing-cycles>1</meta:editing-cycles>
    <meta:editing-duration>P0D</meta:editing-duration>
    <meta:document-statistic meta:table-count="0" meta:image-count="0" meta:object-count="0" meta:page-count="17" meta:paragraph-count="67" meta:word-count="5377" meta:character-count="38531" meta:non-whitespace-character-count="33224"/>
    <meta:user-defined meta:name="Info 1"/>
    <meta:user-defined meta:name="Info 2"/>
    <meta:user-defined meta:name="Info 3"/>
    <meta:user-defined meta:name="Info 4"/>
  </office:meta>
</office:document-meta>
</file>